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54.74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27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 style:cell-protect="protected" style:print-content="true"/>
    </style:style>
    <style:style style:name="ce40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6T14:09:35.196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6T14:09:58.814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1" table:row="1" table:table="0"/>
          <office:change-info>
            <dc:creator> </dc:creator>
            <dc:date>2020-02-06T14:10:00.222000000</dc:date>
          </office:change-info>
          <table:previous table:id="ct2">
            <table:change-track-table-cell office:value-type="string">
              <text:p>IMNWI-IMC042</text:p>
            </table:change-track-table-cell>
          </table:previous>
        </table:cell-content-change>
        <table:cell-content-change table:id="ct4">
          <table:cell-address table:column="2" table:row="1" table:table="0"/>
          <office:change-info>
            <dc:creator> </dc:creator>
            <dc:date>2020-02-06T14:10:03.967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5">
          <table:cell-address table:column="2" table:row="1" table:table="1"/>
          <office:change-info>
            <dc:creator> </dc:creator>
            <dc:date>2020-02-06T14:10:20.56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">
          <table:cell-address table:column="2" table:row="1" table:table="1"/>
          <office:change-info>
            <dc:creator> </dc:creator>
            <dc:date>2020-02-06T14:11:03.990000000</dc:date>
          </office:change-info>
          <table:previous table:id="ct5">
            <table:change-track-table-cell/>
          </table:previous>
        </table:cell-content-change>
        <table:cell-content-change table:id="ct7">
          <table:cell-address table:column="2" table:row="2" table:table="1"/>
          <office:change-info>
            <dc:creator> </dc:creator>
            <dc:date>2020-02-06T14:11:05.27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2" table:table="1"/>
          <office:change-info>
            <dc:creator> </dc:creator>
            <dc:date>2020-02-06T14:11:12.875000000</dc:date>
          </office:change-info>
          <table:previous table:id="ct7">
            <table:change-track-table-cell office:value-type="string">
              <text:p>Evolutionairy Computing 1/1</text:p>
            </table:change-track-table-cell>
          </table:previous>
        </table:cell-content-change>
        <table:cell-content-change table:id="ct9">
          <table:cell-address table:column="2" table:row="2" table:table="1"/>
          <office:change-info>
            <dc:creator> </dc:creator>
            <dc:date>2020-02-06T14:11:12.877000000</dc:date>
          </office:change-info>
          <table:previous table:id="ct8">
            <table:change-track-table-cell office:value-type="string">
              <text:p>Evolutionairy Computing 1/2</text:p>
            </table:change-track-table-cell>
          </table:previous>
        </table:cell-content-change>
        <table:cell-content-change table:id="ct10">
          <table:cell-address table:column="2" table:row="1" table:table="1"/>
          <office:change-info>
            <dc:creator> </dc:creator>
            <dc:date>2020-02-06T14:11:19.344000000</dc:date>
          </office:change-info>
          <table:previous table:id="ct6">
            <table:change-track-table-cell office:value-type="string">
              <text:p>Evolutionairy Computing 1/1</text:p>
            </table:change-track-table-cell>
          </table:previous>
        </table:cell-content-change>
        <table:cell-content-change table:id="ct11">
          <table:cell-address table:column="2" table:row="1" table:table="1"/>
          <office:change-info>
            <dc:creator> </dc:creator>
            <dc:date>2020-02-06T14:11:19.346000000</dc:date>
          </office:change-info>
          <table:previous table:id="ct10">
            <table:change-track-table-cell office:value-type="string">
              <text:p>Evolutionairy Computing 1/2</text:p>
            </table:change-track-table-cell>
          </table:previous>
        </table:cell-content-change>
        <table:cell-content-change table:id="ct12">
          <table:cell-address table:column="2" table:row="2" table:table="1"/>
          <office:change-info>
            <dc:creator> </dc:creator>
            <dc:date>2020-02-06T14:11:25.968000000</dc:date>
          </office:change-info>
          <table:previous table:id="ct9">
            <table:change-track-table-cell office:value-type="string">
              <text:p>Evolutionairy Computing ½</text:p>
            </table:change-track-table-cell>
          </table:previous>
        </table:cell-content-change>
        <table:cell-content-change table:id="ct13">
          <table:cell-address table:column="2" table:row="3" table:table="1"/>
          <office:change-info>
            <dc:creator> </dc:creator>
            <dc:date>2020-02-06T14:11:31.917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4" table:table="1"/>
          <office:change-info>
            <dc:creator> </dc:creator>
            <dc:date>2020-02-06T14:11:51.585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5" table:table="1"/>
          <office:change-info>
            <dc:creator> </dc:creator>
            <dc:date>2020-02-06T14:11:53.876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" table:table="1"/>
          <office:change-info>
            <dc:creator> </dc:creator>
            <dc:date>2020-02-06T14:11:58.775000000</dc:date>
          </office:change-info>
          <table:previous table:id="ct14">
            <table:change-track-table-cell office:value-type="string">
              <text:p>Cellular Automata</text:p>
            </table:change-track-table-cell>
          </table:previous>
        </table:cell-content-change>
        <table:cell-content-change table:id="ct17">
          <table:cell-address table:column="2" table:row="4" table:table="1"/>
          <office:change-info>
            <dc:creator> </dc:creator>
            <dc:date>2020-02-06T14:11:58.777000000</dc:date>
          </office:change-info>
          <table:previous table:id="ct16">
            <table:change-track-table-cell office:value-type="string">
              <text:p>Cellular Automata 1/2</text:p>
            </table:change-track-table-cell>
          </table:previous>
        </table:cell-content-change>
        <table:cell-content-change table:id="ct18">
          <table:cell-address table:column="2" table:row="5" table:table="1"/>
          <office:change-info>
            <dc:creator> </dc:creator>
            <dc:date>2020-02-06T14:12:37.536000000</dc:date>
          </office:change-info>
          <table:previous table:id="ct15">
            <table:change-track-table-cell office:value-type="string">
              <text:p>Cellular Automata</text:p>
            </table:change-track-table-cell>
          </table:previous>
        </table:cell-content-change>
        <table:cell-content-change table:id="ct19">
          <table:cell-address table:column="2" table:row="6" table:table="1"/>
          <office:change-info>
            <dc:creator> </dc:creator>
            <dc:date>2020-02-06T14:13:03.89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7" table:table="1"/>
          <office:change-info>
            <dc:creator> </dc:creator>
            <dc:date>2020-02-06T14:13:07.70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2" table:table="1"/>
          <office:change-info>
            <dc:creator> </dc:creator>
            <dc:date>2020-02-06T14:13:17.80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4" table:row="1" table:table="1"/>
          <office:change-info>
            <dc:creator> </dc:creator>
            <dc:date>2020-02-06T14:13:22.113000000</dc:date>
          </office:change-info>
          <table:previous>
            <table:change-track-table-cell office:value-type="float" office:value="43850"/>
          </table:previous>
        </table:cell-content-change>
        <table:cell-content-change table:id="ct23">
          <table:cell-address table:column="4" table:row="2" table:table="1"/>
          <office:change-info>
            <dc:creator> </dc:creator>
            <dc:date>2020-02-06T14:13:25.663000000</dc:date>
          </office:change-info>
          <table:previous table:id="ct21">
            <table:change-track-table-cell office:value-type="float" office:value="43865"/>
          </table:previous>
        </table:cell-content-change>
        <table:cell-content-change table:id="ct24">
          <table:cell-address table:column="4" table:row="3" table:table="1"/>
          <office:change-info>
            <dc:creator> </dc:creator>
            <dc:date>2020-02-06T14:13:30.040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4" table:table="1"/>
          <office:change-info>
            <dc:creator> </dc:creator>
            <dc:date>2020-02-06T14:13:43.843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5" table:table="1"/>
          <office:change-info>
            <dc:creator> </dc:creator>
            <dc:date>2020-02-06T14:13:49.677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6" table:table="1"/>
          <office:change-info>
            <dc:creator> </dc:creator>
            <dc:date>2020-02-06T14:14:16.703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7" table:table="1"/>
          <office:change-info>
            <dc:creator> </dc:creator>
            <dc:date>2020-02-06T14:14:24.15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1"/>
          <office:change-info>
            <dc:creator> </dc:creator>
            <dc:date>2020-02-06T14:14:31.275000000</dc:date>
          </office:change-info>
          <table:previous table:id="ct28">
            <table:change-track-table-cell office:value-type="float" office:value="43904"/>
          </table:previous>
        </table:cell-content-change>
        <table:cell-content-change table:id="ct30">
          <table:cell-address table:column="3" table:row="1" table:table="2"/>
          <office:change-info>
            <dc:creator> </dc:creator>
            <dc:date>2020-02-06T14:14:54.430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" table:table="2"/>
          <office:change-info>
            <dc:creator> </dc:creator>
            <dc:date>2020-02-06T14:14:57.512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3" table:row="3" table:table="2"/>
          <office:change-info>
            <dc:creator> </dc:creator>
            <dc:date>2020-02-06T14:15:01.034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4" table:table="2"/>
          <office:change-info>
            <dc:creator> </dc:creator>
            <dc:date>2020-02-06T14:15:08.089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5" table:table="2"/>
          <office:change-info>
            <dc:creator> </dc:creator>
            <dc:date>2020-02-06T14:15:12.099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6" table:table="2"/>
          <office:change-info>
            <dc:creator> </dc:creator>
            <dc:date>2020-02-06T14:15:23.3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7" table:table="2"/>
          <office:change-info>
            <dc:creator> </dc:creator>
            <dc:date>2020-02-06T14:15:27.63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8" table:table="2"/>
          <office:change-info>
            <dc:creator> </dc:creator>
            <dc:date>2020-02-06T14:15:37.113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1" table:table="2"/>
          <office:change-info>
            <dc:creator> </dc:creator>
            <dc:date>2020-02-06T18:53:50.958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2" table:table="2"/>
          <office:change-info>
            <dc:creator> </dc:creator>
            <dc:date>2020-02-06T18:54:00.720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3" table:table="2"/>
          <office:change-info>
            <dc:creator> </dc:creator>
            <dc:date>2020-02-06T18:54:12.165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" table:table="2"/>
          <office:change-info>
            <dc:creator> </dc:creator>
            <dc:date>2020-02-06T18:54:25.33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5" table:table="2"/>
          <office:change-info>
            <dc:creator> </dc:creator>
            <dc:date>2020-02-06T18:54:39.463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6" table:table="2"/>
          <office:change-info>
            <dc:creator> </dc:creator>
            <dc:date>2020-02-06T18:54:49.080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7" table:table="2"/>
          <office:change-info>
            <dc:creator> </dc:creator>
            <dc:date>2020-02-06T18:54:56.758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" table:table="2"/>
          <office:change-info>
            <dc:creator> </dc:creator>
            <dc:date>2020-02-06T18:55:04.305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6" table:row="1" table:table="2"/>
          <office:change-info>
            <dc:creator> </dc:creator>
            <dc:date>2020-02-06T18:55:15.2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2" table:table="2"/>
          <office:change-info>
            <dc:creator> </dc:creator>
            <dc:date>2020-02-06T18:55:17.003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6" table:row="3" table:table="2"/>
          <office:change-info>
            <dc:creator> </dc:creator>
            <dc:date>2020-02-06T18:55:17.384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4" table:table="2"/>
          <office:change-info>
            <dc:creator> </dc:creator>
            <dc:date>2020-02-06T18:55:17.691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5" table:table="2"/>
          <office:change-info>
            <dc:creator> </dc:creator>
            <dc:date>2020-02-06T18:55:18.009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6" table:table="2"/>
          <office:change-info>
            <dc:creator> </dc:creator>
            <dc:date>2020-02-06T18:55:18.309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7" table:table="2"/>
          <office:change-info>
            <dc:creator> </dc:creator>
            <dc:date>2020-02-06T18:55:18.613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" table:table="2"/>
          <office:change-info>
            <dc:creator> </dc:creator>
            <dc:date>2020-02-06T18:55:19.199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6" table:table="2"/>
          <office:change-info>
            <dc:creator> </dc:creator>
            <dc:date>2020-02-06T18:56:16.79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7" table:table="2"/>
          <office:change-info>
            <dc:creator> </dc:creator>
            <dc:date>2020-02-06T18:56:17.57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" table:table="2"/>
          <office:change-info>
            <dc:creator> </dc:creator>
            <dc:date>2020-02-06T18:56:22.387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" table:table="2"/>
          <office:change-info>
            <dc:creator> </dc:creator>
            <dc:date>2020-02-06T18:56:35.760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2" table:table="2"/>
          <office:change-info>
            <dc:creator> </dc:creator>
            <dc:date>2020-02-06T18:56:38.450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7" table:row="3" table:table="2"/>
          <office:change-info>
            <dc:creator> </dc:creator>
            <dc:date>2020-02-06T18:56:38.845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7" table:row="4" table:table="2"/>
          <office:change-info>
            <dc:creator> </dc:creator>
            <dc:date>2020-02-06T18:56:39.218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7" table:row="5" table:table="2"/>
          <office:change-info>
            <dc:creator> </dc:creator>
            <dc:date>2020-02-06T18:56:39.525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" table:table="2"/>
          <office:change-info>
            <dc:creator> </dc:creator>
            <dc:date>2020-02-06T18:56:43.9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2" table:table="2"/>
          <office:change-info>
            <dc:creator> </dc:creator>
            <dc:date>2020-02-06T18:56:48.512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3" table:table="2"/>
          <office:change-info>
            <dc:creator> </dc:creator>
            <dc:date>2020-02-06T18:56:49.002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8" table:row="4" table:table="2"/>
          <office:change-info>
            <dc:creator> </dc:creator>
            <dc:date>2020-02-06T18:56:49.87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8" table:row="3" table:table="2"/>
          <office:change-info>
            <dc:creator> </dc:creator>
            <dc:date>2020-02-06T18:56:53.190000000</dc:date>
          </office:change-info>
          <table:previous table:id="ct64">
            <table:change-track-table-cell office:value-type="string">
              <text:p>v</text:p>
            </table:change-track-table-cell>
          </table:previous>
        </table:cell-content-change>
        <table:cell-content-change table:id="ct67">
          <table:cell-address table:column="8" table:row="4" table:table="2"/>
          <office:change-info>
            <dc:creator> </dc:creator>
            <dc:date>2020-02-06T18:56:54.561000000</dc:date>
          </office:change-info>
          <table:previous table:id="ct65">
            <table:change-track-table-cell office:value-type="string">
              <text:p>v</text:p>
            </table:change-track-table-cell>
          </table:previous>
        </table:cell-content-change>
        <table:cell-content-change table:id="ct68">
          <table:cell-address table:column="8" table:row="5" table:table="2"/>
          <office:change-info>
            <dc:creator> </dc:creator>
            <dc:date>2020-02-06T18:56:55.320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8" table:row="6" table:table="2"/>
          <office:change-info>
            <dc:creator> </dc:creator>
            <dc:date>2020-02-06T18:56:55.952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8" table:row="7" table:table="2"/>
          <office:change-info>
            <dc:creator> </dc:creator>
            <dc:date>2020-02-06T18:56:56.854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8" table:row="7" table:table="2"/>
          <office:change-info>
            <dc:creator> </dc:creator>
            <dc:date>2020-02-06T18:57:00.617000000</dc:date>
          </office:change-info>
          <table:previous table:id="ct70">
            <table:change-track-table-cell office:value-type="string">
              <text:p>v</text:p>
            </table:change-track-table-cell>
          </table:previous>
        </table:cell-content-change>
        <table:cell-content-change table:id="ct72">
          <table:cell-address table:column="8" table:row="8" table:table="2"/>
          <office:change-info>
            <dc:creator> </dc:creator>
            <dc:date>2020-02-06T18:57:01.32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1" table:table="2"/>
          <office:change-info>
            <dc:creator> </dc:creator>
            <dc:date>2020-02-06T18:57:12.679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9" table:row="1" table:table="2"/>
          <office:change-info>
            <dc:creator> </dc:creator>
            <dc:date>2020-02-06T18:57:14.827000000</dc:date>
          </office:change-info>
          <table:previous table:id="ct73">
            <table:change-track-table-cell office:value-type="float" office:value="24"/>
          </table:previous>
        </table:cell-content-change>
        <table:cell-content-change table:id="ct75">
          <table:cell-address table:column="9" table:row="2" table:table="2"/>
          <office:change-info>
            <dc:creator> </dc:creator>
            <dc:date>2020-02-06T18:57:16.35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9" table:row="3" table:table="2"/>
          <office:change-info>
            <dc:creator> </dc:creator>
            <dc:date>2020-02-06T18:57:16.80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9" table:row="4" table:table="2"/>
          <office:change-info>
            <dc:creator> </dc:creator>
            <dc:date>2020-02-06T18:57:17.161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9" table:row="5" table:table="2"/>
          <office:change-info>
            <dc:creator> </dc:creator>
            <dc:date>2020-02-06T18:57:17.531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9" table:row="6" table:table="2"/>
          <office:change-info>
            <dc:creator> </dc:creator>
            <dc:date>2020-02-06T18:57:17.84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9" table:row="7" table:table="2"/>
          <office:change-info>
            <dc:creator> </dc:creator>
            <dc:date>2020-02-06T18:57:18.2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9" table:row="8" table:table="2"/>
          <office:change-info>
            <dc:creator> </dc:creator>
            <dc:date>2020-02-06T18:57:20.804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9" table:row="7" table:table="2"/>
          <office:change-info>
            <dc:creator> </dc:creator>
            <dc:date>2020-02-06T18:57:34.753000000</dc:date>
          </office:change-info>
          <table:previous table:id="ct80">
            <table:change-track-table-cell office:value-type="float" office:value="240"/>
          </table:previous>
        </table:cell-content-change>
        <table:cell-content-change table:id="ct83">
          <table:cell-address table:column="9" table:row="7" table:table="2"/>
          <office:change-info>
            <dc:creator> </dc:creator>
            <dc:date>2020-02-06T18:57:38.782000000</dc:date>
          </office:change-info>
          <table:previous table:id="ct82">
            <table:change-track-table-cell office:value-type="float" office:value="60"/>
          </table:previous>
        </table:cell-content-change>
        <table:cell-content-change table:id="ct84">
          <table:cell-address table:column="0" table:row="1" table:table="2"/>
          <office:change-info>
            <dc:creator> </dc:creator>
            <dc:date>2020-02-06T18:57:45.74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2" table:table="2"/>
          <office:change-info>
            <dc:creator> </dc:creator>
            <dc:date>2020-02-06T18:57:46.202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3" table:table="2"/>
          <office:change-info>
            <dc:creator> </dc:creator>
            <dc:date>2020-02-06T18:57:46.74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4" table:table="2"/>
          <office:change-info>
            <dc:creator> </dc:creator>
            <dc:date>2020-02-06T18:57:47.27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5" table:table="2"/>
          <office:change-info>
            <dc:creator> </dc:creator>
            <dc:date>2020-02-06T18:57:47.766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6" table:table="2"/>
          <office:change-info>
            <dc:creator> </dc:creator>
            <dc:date>2020-02-06T18:57:48.28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7" table:table="2"/>
          <office:change-info>
            <dc:creator> </dc:creator>
            <dc:date>2020-02-06T18:57:48.896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8" table:table="2"/>
          <office:change-info>
            <dc:creator> </dc:creator>
            <dc:date>2020-02-06T18:57:49.477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3">
          <table:cell-address table:column="1" table:row="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4">
          <table:cell-address table:column="1" table:row="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5">
          <table:cell-address table:column="1" table:row="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6">
          <table:cell-address table:column="1" table:row="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7">
          <table:cell-address table:column="1" table:row="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8">
          <table:cell-address table:column="1" table:row="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9">
          <table:cell-address table:column="1" table:row="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0">
          <table:cell-address table:column="1" table:row="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1">
          <table:cell-address table:column="1" table:row="1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2">
          <table:cell-address table:column="1" table:row="1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3">
          <table:cell-address table:column="1" table:row="1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4">
          <table:cell-address table:column="1" table:row="1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5">
          <table:cell-address table:column="1" table:row="1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6">
          <table:cell-address table:column="1" table:row="1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7">
          <table:cell-address table:column="1" table:row="1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8">
          <table:cell-address table:column="1" table:row="1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9">
          <table:cell-address table:column="1" table:row="1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0">
          <table:cell-address table:column="1" table:row="1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1">
          <table:cell-address table:column="1" table:row="2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2">
          <table:cell-address table:column="1" table:row="2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3">
          <table:cell-address table:column="1" table:row="2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4">
          <table:cell-address table:column="1" table:row="2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5">
          <table:cell-address table:column="1" table:row="2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6">
          <table:cell-address table:column="1" table:row="2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7">
          <table:cell-address table:column="1" table:row="2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8">
          <table:cell-address table:column="1" table:row="2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9">
          <table:cell-address table:column="1" table:row="2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0">
          <table:cell-address table:column="1" table:row="2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1">
          <table:cell-address table:column="1" table:row="3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2">
          <table:cell-address table:column="1" table:row="3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3">
          <table:cell-address table:column="1" table:row="3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4">
          <table:cell-address table:column="1" table:row="3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5">
          <table:cell-address table:column="1" table:row="3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6">
          <table:cell-address table:column="1" table:row="3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7">
          <table:cell-address table:column="1" table:row="3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8">
          <table:cell-address table:column="1" table:row="3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9">
          <table:cell-address table:column="1" table:row="3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0">
          <table:cell-address table:column="1" table:row="3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1">
          <table:cell-address table:column="1" table:row="4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2">
          <table:cell-address table:column="1" table:row="4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3">
          <table:cell-address table:column="1" table:row="4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4">
          <table:cell-address table:column="1" table:row="4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5">
          <table:cell-address table:column="1" table:row="4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6">
          <table:cell-address table:column="1" table:row="4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7">
          <table:cell-address table:column="1" table:row="4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8">
          <table:cell-address table:column="1" table:row="4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9">
          <table:cell-address table:column="1" table:row="4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0">
          <table:cell-address table:column="1" table:row="4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1">
          <table:cell-address table:column="1" table:row="5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2">
          <table:cell-address table:column="1" table:row="5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3">
          <table:cell-address table:column="1" table:row="5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4">
          <table:cell-address table:column="1" table:row="5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5">
          <table:cell-address table:column="1" table:row="5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6">
          <table:cell-address table:column="1" table:row="5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7">
          <table:cell-address table:column="1" table:row="5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8">
          <table:cell-address table:column="2" table:row="1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49">
          <table:cell-address table:column="2" table:row="2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0">
          <table:cell-address table:column="2" table:row="3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1">
          <table:cell-address table:column="2" table:row="4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2">
          <table:cell-address table:column="2" table:row="5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3">
          <table:cell-address table:column="2" table:row="6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4">
          <table:cell-address table:column="2" table:row="7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5">
          <table:cell-address table:column="2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2"/>
          </table:previous>
        </table:cell-content-change>
        <table:cell-content-change table:id="ct156">
          <table:cell-address table:column="2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7">
          <table:cell-address table:column="2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8">
          <table:cell-address table:column="2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9">
          <table:cell-address table:column="2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60">
          <table:cell-address table:column="2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1">
          <table:cell-address table:column="2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2">
          <table:cell-address table:column="2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3">
          <table:cell-address table:column="2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4">
          <table:cell-address table:column="2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5">
          <table:cell-address table:column="2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6">
          <table:cell-address table:column="2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7">
          <table:cell-address table:column="2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8">
          <table:cell-address table:column="2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69">
          <table:cell-address table:column="2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0">
          <table:cell-address table:column="2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1">
          <table:cell-address table:column="2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2">
          <table:cell-address table:column="2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3">
          <table:cell-address table:column="2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4">
          <table:cell-address table:column="2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5">
          <table:cell-address table:column="2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6">
          <table:cell-address table:column="2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7">
          <table:cell-address table:column="2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8">
          <table:cell-address table:column="2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79">
          <table:cell-address table:column="2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0">
          <table:cell-address table:column="2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1">
          <table:cell-address table:column="2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2">
          <table:cell-address table:column="2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3">
          <table:cell-address table:column="2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4">
          <table:cell-address table:column="2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5">
          <table:cell-address table:column="2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6">
          <table:cell-address table:column="2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7">
          <table:cell-address table:column="2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8">
          <table:cell-address table:column="2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89">
          <table:cell-address table:column="2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0">
          <table:cell-address table:column="2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1">
          <table:cell-address table:column="2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2">
          <table:cell-address table:column="2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3">
          <table:cell-address table:column="2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4">
          <table:cell-address table:column="2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5">
          <table:cell-address table:column="2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6">
          <table:cell-address table:column="2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7">
          <table:cell-address table:column="2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8">
          <table:cell-address table:column="2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9">
          <table:cell-address table:column="2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0">
          <table:cell-address table:column="2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1">
          <table:cell-address table:column="2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2">
          <table:cell-address table:column="2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3">
          <table:cell-address table:column="2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4">
          <table:cell-address table:column="3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5">
          <table:cell-address table:column="3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6">
          <table:cell-address table:column="3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7">
          <table:cell-address table:column="3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8">
          <table:cell-address table:column="3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09">
          <table:cell-address table:column="3" table:row="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0">
          <table:cell-address table:column="3" table:row="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1">
          <table:cell-address table:column="3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2">
          <table:cell-address table:column="3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3">
          <table:cell-address table:column="3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4">
          <table:cell-address table:column="3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5">
          <table:cell-address table:column="3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6">
          <table:cell-address table:column="3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7">
          <table:cell-address table:column="3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8">
          <table:cell-address table:column="3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9">
          <table:cell-address table:column="3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20">
          <table:cell-address table:column="3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1">
          <table:cell-address table:column="3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2">
          <table:cell-address table:column="3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3">
          <table:cell-address table:column="3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4">
          <table:cell-address table:column="3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5">
          <table:cell-address table:column="3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6">
          <table:cell-address table:column="3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7">
          <table:cell-address table:column="3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8">
          <table:cell-address table:column="3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9">
          <table:cell-address table:column="3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0">
          <table:cell-address table:column="3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1">
          <table:cell-address table:column="3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2">
          <table:cell-address table:column="3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3">
          <table:cell-address table:column="3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4">
          <table:cell-address table:column="3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5">
          <table:cell-address table:column="3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6">
          <table:cell-address table:column="3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7">
          <table:cell-address table:column="3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8">
          <table:cell-address table:column="3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9">
          <table:cell-address table:column="3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0">
          <table:cell-address table:column="3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1">
          <table:cell-address table:column="3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2">
          <table:cell-address table:column="3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3">
          <table:cell-address table:column="3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4">
          <table:cell-address table:column="3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5">
          <table:cell-address table:column="3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6">
          <table:cell-address table:column="3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7">
          <table:cell-address table:column="3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8">
          <table:cell-address table:column="3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9">
          <table:cell-address table:column="3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0">
          <table:cell-address table:column="3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1">
          <table:cell-address table:column="3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2">
          <table:cell-address table:column="3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3">
          <table:cell-address table:column="3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4">
          <table:cell-address table:column="3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5">
          <table:cell-address table:column="3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6">
          <table:cell-address table:column="3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7">
          <table:cell-address table:column="3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8">
          <table:cell-address table:column="3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9">
          <table:cell-address table:column="3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60">
          <table:cell-address table:column="4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1">
          <table:cell-address table:column="4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2">
          <table:cell-address table:column="4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3">
          <table:cell-address table:column="4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4">
          <table:cell-address table:column="4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5">
          <table:cell-address table:column="4" table:row="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6">
          <table:cell-address table:column="4" table:row="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7">
          <table:cell-address table:column="4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8">
          <table:cell-address table:column="4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9">
          <table:cell-address table:column="4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0">
          <table:cell-address table:column="4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1">
          <table:cell-address table:column="4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2">
          <table:cell-address table:column="4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3">
          <table:cell-address table:column="4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4">
          <table:cell-address table:column="4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5">
          <table:cell-address table:column="4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6">
          <table:cell-address table:column="4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7">
          <table:cell-address table:column="4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8">
          <table:cell-address table:column="4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9">
          <table:cell-address table:column="4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80">
          <table:cell-address table:column="4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1">
          <table:cell-address table:column="4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2">
          <table:cell-address table:column="4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3">
          <table:cell-address table:column="4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4">
          <table:cell-address table:column="4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5">
          <table:cell-address table:column="4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6">
          <table:cell-address table:column="4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7">
          <table:cell-address table:column="4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8">
          <table:cell-address table:column="4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9">
          <table:cell-address table:column="4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0">
          <table:cell-address table:column="4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1">
          <table:cell-address table:column="4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2">
          <table:cell-address table:column="4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3">
          <table:cell-address table:column="4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4">
          <table:cell-address table:column="4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5">
          <table:cell-address table:column="4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6">
          <table:cell-address table:column="4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7">
          <table:cell-address table:column="4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8">
          <table:cell-address table:column="4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9">
          <table:cell-address table:column="4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0">
          <table:cell-address table:column="4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1">
          <table:cell-address table:column="4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2">
          <table:cell-address table:column="4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3">
          <table:cell-address table:column="4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4">
          <table:cell-address table:column="4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5">
          <table:cell-address table:column="4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6">
          <table:cell-address table:column="4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7">
          <table:cell-address table:column="4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8">
          <table:cell-address table:column="4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9">
          <table:cell-address table:column="4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10">
          <table:cell-address table:column="4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11">
          <table:cell-address table:column="4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2">
          <table:cell-address table:column="4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3">
          <table:cell-address table:column="4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4">
          <table:cell-address table:column="4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5">
          <table:cell-address table:column="4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6">
          <table:cell-address table:column="5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"/>
          </table:previous>
        </table:cell-content-change>
        <table:cell-content-change table:id="ct317">
          <table:cell-address table:column="5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2"/>
          </table:previous>
        </table:cell-content-change>
        <table:cell-content-change table:id="ct318">
          <table:cell-address table:column="5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319">
          <table:cell-address table:column="5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320">
          <table:cell-address table:column="5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"/>
          </table:previous>
        </table:cell-content-change>
        <table:cell-content-change table:id="ct321">
          <table:cell-address table:column="5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22">
          <table:cell-address table:column="5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23">
          <table:cell-address table:column="5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24">
          <table:cell-address table:column="5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25">
          <table:cell-address table:column="5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26">
          <table:cell-address table:column="5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27">
          <table:cell-address table:column="5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28">
          <table:cell-address table:column="5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29">
          <table:cell-address table:column="5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0">
          <table:cell-address table:column="5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1">
          <table:cell-address table:column="5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32">
          <table:cell-address table:column="5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33">
          <table:cell-address table:column="5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4">
          <table:cell-address table:column="5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5">
          <table:cell-address table:column="5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36">
          <table:cell-address table:column="5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37">
          <table:cell-address table:column="5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8">
          <table:cell-address table:column="5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9">
          <table:cell-address table:column="5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40">
          <table:cell-address table:column="5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41">
          <table:cell-address table:column="5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42">
          <table:cell-address table:column="5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43">
          <table:cell-address table:column="5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44">
          <table:cell-address table:column="5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45">
          <table:cell-address table:column="5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46">
          <table:cell-address table:column="5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47">
          <table:cell-address table:column="5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48">
          <table:cell-address table:column="5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49">
          <table:cell-address table:column="5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50">
          <table:cell-address table:column="5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51">
          <table:cell-address table:column="5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52">
          <table:cell-address table:column="5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53">
          <table:cell-address table:column="5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54">
          <table:cell-address table:column="5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55">
          <table:cell-address table:column="5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56">
          <table:cell-address table:column="5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57">
          <table:cell-address table:column="5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58">
          <table:cell-address table:column="5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59">
          <table:cell-address table:column="5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60">
          <table:cell-address table:column="5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61">
          <table:cell-address table:column="5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62">
          <table:cell-address table:column="5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63">
          <table:cell-address table:column="5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64">
          <table:cell-address table:column="5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65">
          <table:cell-address table:column="5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66">
          <table:cell-address table:column="5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6"/>
          </table:previous>
        </table:cell-content-change>
        <table:cell-content-change table:id="ct367">
          <table:cell-address table:column="5" table:row="5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68">
          <table:cell-address table:column="5" table:row="5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69">
          <table:cell-address table:column="5" table:row="5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70">
          <table:cell-address table:column="5" table:row="5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71">
          <table:cell-address table:column="5" table:row="5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72">
          <table:cell-address table:column="6" table:row="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3">
          <table:cell-address table:column="6" table:row="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4">
          <table:cell-address table:column="6" table:row="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5">
          <table:cell-address table:column="6" table:row="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6">
          <table:cell-address table:column="6" table:row="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7">
          <table:cell-address table:column="6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8">
          <table:cell-address table:column="6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9">
          <table:cell-address table:column="6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0">
          <table:cell-address table:column="6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1">
          <table:cell-address table:column="6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2">
          <table:cell-address table:column="6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3">
          <table:cell-address table:column="6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4">
          <table:cell-address table:column="6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5">
          <table:cell-address table:column="6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6">
          <table:cell-address table:column="6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7">
          <table:cell-address table:column="6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8">
          <table:cell-address table:column="6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9">
          <table:cell-address table:column="6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0">
          <table:cell-address table:column="6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1">
          <table:cell-address table:column="6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2">
          <table:cell-address table:column="6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3">
          <table:cell-address table:column="6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4">
          <table:cell-address table:column="6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5">
          <table:cell-address table:column="6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6">
          <table:cell-address table:column="6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7">
          <table:cell-address table:column="6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8">
          <table:cell-address table:column="6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9">
          <table:cell-address table:column="6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0">
          <table:cell-address table:column="6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1">
          <table:cell-address table:column="6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2">
          <table:cell-address table:column="6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3">
          <table:cell-address table:column="6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4">
          <table:cell-address table:column="6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5">
          <table:cell-address table:column="6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6">
          <table:cell-address table:column="6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7">
          <table:cell-address table:column="6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8">
          <table:cell-address table:column="6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9">
          <table:cell-address table:column="6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5"/>
          </table:previous>
        </table:cell-content-change>
        <table:cell-content-change table:id="ct410">
          <table:cell-address table:column="6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411">
          <table:cell-address table:column="6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2">
          <table:cell-address table:column="6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3">
          <table:cell-address table:column="6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4">
          <table:cell-address table:column="6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5"/>
          </table:previous>
        </table:cell-content-change>
        <table:cell-content-change table:id="ct415">
          <table:cell-address table:column="6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6">
          <table:cell-address table:column="6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417">
          <table:cell-address table:column="6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8">
          <table:cell-address table:column="6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9">
          <table:cell-address table:column="6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0"/>
          </table:previous>
        </table:cell-content-change>
        <table:cell-content-change table:id="ct420">
          <table:cell-address table:column="6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8"/>
          </table:previous>
        </table:cell-content-change>
        <table:cell-content-change table:id="ct421">
          <table:cell-address table:column="6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2"/>
          </table:previous>
        </table:cell-content-change>
        <table:cell-content-change table:id="ct422">
          <table:cell-address table:column="6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0"/>
          </table:previous>
        </table:cell-content-change>
        <table:cell-content-change table:id="ct423">
          <table:cell-address table:column="6" table:row="5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4">
          <table:cell-address table:column="6" table:row="5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5">
          <table:cell-address table:column="6" table:row="5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6">
          <table:cell-address table:column="6" table:row="5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7">
          <table:cell-address table:column="6" table:row="5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8">
          <table:cell-address table:column="7" table:row="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29">
          <table:cell-address table:column="7" table:row="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30">
          <table:cell-address table:column="7" table:row="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1">
          <table:cell-address table:column="7" table:row="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32">
          <table:cell-address table:column="7" table:row="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33">
          <table:cell-address table:column="7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34">
          <table:cell-address table:column="7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5">
          <table:cell-address table:column="7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36">
          <table:cell-address table:column="7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37">
          <table:cell-address table:column="7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38">
          <table:cell-address table:column="7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9">
          <table:cell-address table:column="7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440">
          <table:cell-address table:column="7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41">
          <table:cell-address table:column="7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42">
          <table:cell-address table:column="7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43">
          <table:cell-address table:column="7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444">
          <table:cell-address table:column="7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445">
          <table:cell-address table:column="7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46">
          <table:cell-address table:column="7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447">
          <table:cell-address table:column="7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448">
          <table:cell-address table:column="7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449">
          <table:cell-address table:column="7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0">
          <table:cell-address table:column="7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451">
          <table:cell-address table:column="7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2">
          <table:cell-address table:column="7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3">
          <table:cell-address table:column="7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4">
          <table:cell-address table:column="7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5">
          <table:cell-address table:column="7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56">
          <table:cell-address table:column="7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7">
          <table:cell-address table:column="7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8">
          <table:cell-address table:column="7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9">
          <table:cell-address table:column="7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0">
          <table:cell-address table:column="7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1">
          <table:cell-address table:column="7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2">
          <table:cell-address table:column="7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3">
          <table:cell-address table:column="7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4">
          <table:cell-address table:column="7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5">
          <table:cell-address table:column="7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6">
          <table:cell-address table:column="7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7">
          <table:cell-address table:column="7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8">
          <table:cell-address table:column="7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9">
          <table:cell-address table:column="7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0">
          <table:cell-address table:column="7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1">
          <table:cell-address table:column="7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2">
          <table:cell-address table:column="7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3">
          <table:cell-address table:column="7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4">
          <table:cell-address table:column="7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5">
          <table:cell-address table:column="7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476">
          <table:cell-address table:column="7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477">
          <table:cell-address table:column="7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8">
          <table:cell-address table:column="7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479">
          <table:cell-address table:column="7" table:row="5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480">
          <table:cell-address table:column="7" table:row="5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81">
          <table:cell-address table:column="7" table:row="5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82">
          <table:cell-address table:column="7" table:row="5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83">
          <table:cell-address table:column="7" table:row="5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84">
          <table:cell-address table:column="8" table:row="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5">
          <table:cell-address table:column="8" table:row="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6">
          <table:cell-address table:column="8" table:row="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7">
          <table:cell-address table:column="8" table:row="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8">
          <table:cell-address table:column="8" table:row="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9">
          <table:cell-address table:column="8" table:row="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0">
          <table:cell-address table:column="8" table:row="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1">
          <table:cell-address table:column="8" table:row="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2">
          <table:cell-address table:column="8" table:row="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3">
          <table:cell-address table:column="8" table:row="1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4">
          <table:cell-address table:column="8" table:row="1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5">
          <table:cell-address table:column="8" table:row="1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6">
          <table:cell-address table:column="8" table:row="1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7">
          <table:cell-address table:column="8" table:row="1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8">
          <table:cell-address table:column="8" table:row="1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9">
          <table:cell-address table:column="8" table:row="1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0">
          <table:cell-address table:column="8" table:row="1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1">
          <table:cell-address table:column="8" table:row="1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2">
          <table:cell-address table:column="8" table:row="1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3">
          <table:cell-address table:column="8" table:row="2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4">
          <table:cell-address table:column="8" table:row="2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5">
          <table:cell-address table:column="8" table:row="2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6">
          <table:cell-address table:column="8" table:row="2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7">
          <table:cell-address table:column="8" table:row="2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8">
          <table:cell-address table:column="8" table:row="2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9">
          <table:cell-address table:column="8" table:row="2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0">
          <table:cell-address table:column="8" table:row="2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1">
          <table:cell-address table:column="8" table:row="2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2">
          <table:cell-address table:column="8" table:row="2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3">
          <table:cell-address table:column="8" table:row="3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4">
          <table:cell-address table:column="8" table:row="3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5">
          <table:cell-address table:column="8" table:row="3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6">
          <table:cell-address table:column="8" table:row="3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7">
          <table:cell-address table:column="8" table:row="3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8">
          <table:cell-address table:column="8" table:row="3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9">
          <table:cell-address table:column="8" table:row="3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0">
          <table:cell-address table:column="8" table:row="3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1">
          <table:cell-address table:column="8" table:row="3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2">
          <table:cell-address table:column="8" table:row="3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3">
          <table:cell-address table:column="8" table:row="4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4">
          <table:cell-address table:column="8" table:row="4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5">
          <table:cell-address table:column="8" table:row="4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6">
          <table:cell-address table:column="8" table:row="4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7">
          <table:cell-address table:column="8" table:row="4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8">
          <table:cell-address table:column="8" table:row="4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9">
          <table:cell-address table:column="8" table:row="4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0">
          <table:cell-address table:column="8" table:row="4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1">
          <table:cell-address table:column="8" table:row="4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2">
          <table:cell-address table:column="8" table:row="4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3">
          <table:cell-address table:column="8" table:row="5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4">
          <table:cell-address table:column="8" table:row="5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5">
          <table:cell-address table:column="8" table:row="5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6">
          <table:cell-address table:column="8" table:row="5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7">
          <table:cell-address table:column="8" table:row="5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8">
          <table:cell-address table:column="8" table:row="5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9">
          <table:cell-address table:column="8" table:row="5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0">
          <table:cell-address table:column="11" table:row="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1">
          <table:cell-address table:column="11" table:row="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2">
          <table:cell-address table:column="11" table:row="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3">
          <table:cell-address table:column="11" table:row="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4">
          <table:cell-address table:column="11" table:row="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5">
          <table:cell-address table:column="11" table:row="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6">
          <table:cell-address table:column="11" table:row="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7">
          <table:cell-address table:column="11" table:row="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8">
          <table:cell-address table:column="11" table:row="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9">
          <table:cell-address table:column="11" table:row="1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0">
          <table:cell-address table:column="11" table:row="1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1">
          <table:cell-address table:column="11" table:row="1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2">
          <table:cell-address table:column="11" table:row="1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3">
          <table:cell-address table:column="11" table:row="1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4">
          <table:cell-address table:column="11" table:row="1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5">
          <table:cell-address table:column="11" table:row="1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6">
          <table:cell-address table:column="11" table:row="1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7">
          <table:cell-address table:column="11" table:row="1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8">
          <table:cell-address table:column="11" table:row="1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9">
          <table:cell-address table:column="11" table:row="2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0">
          <table:cell-address table:column="11" table:row="2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1">
          <table:cell-address table:column="11" table:row="2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2">
          <table:cell-address table:column="11" table:row="2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3">
          <table:cell-address table:column="11" table:row="2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4">
          <table:cell-address table:column="11" table:row="2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5">
          <table:cell-address table:column="11" table:row="2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6">
          <table:cell-address table:column="11" table:row="2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7">
          <table:cell-address table:column="11" table:row="2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8">
          <table:cell-address table:column="11" table:row="2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9">
          <table:cell-address table:column="11" table:row="3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0">
          <table:cell-address table:column="11" table:row="3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1">
          <table:cell-address table:column="11" table:row="3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2">
          <table:cell-address table:column="11" table:row="3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3">
          <table:cell-address table:column="11" table:row="3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4">
          <table:cell-address table:column="11" table:row="3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5">
          <table:cell-address table:column="11" table:row="3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6">
          <table:cell-address table:column="11" table:row="3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7">
          <table:cell-address table:column="11" table:row="3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8">
          <table:cell-address table:column="11" table:row="3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9">
          <table:cell-address table:column="11" table:row="4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0">
          <table:cell-address table:column="11" table:row="4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1">
          <table:cell-address table:column="11" table:row="4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2">
          <table:cell-address table:column="11" table:row="4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3">
          <table:cell-address table:column="11" table:row="4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4">
          <table:cell-address table:column="11" table:row="4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5">
          <table:cell-address table:column="11" table:row="4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6">
          <table:cell-address table:column="11" table:row="4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7">
          <table:cell-address table:column="11" table:row="4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8">
          <table:cell-address table:column="11" table:row="4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9">
          <table:cell-address table:column="11" table:row="5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90">
          <table:cell-address table:column="11" table:row="5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91">
          <table:cell-address table:column="11" table:row="5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2">
          <table:cell-address table:column="11" table:row="5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3">
          <table:cell-address table:column="11" table:row="5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4">
          <table:cell-address table:column="11" table:row="5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5">
          <table:cell-address table:column="11" table:row="5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6">
          <table:cell-address table:column="11" table:row="5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7">
          <table:cell-address table:column="11" table:row="5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8">
          <table:cell-address table:column="11" table:row="5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9">
          <table:cell-address table:column="11" table:row="6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0">
          <table:cell-address table:column="11" table:row="6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1">
          <table:cell-address table:column="11" table:row="6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2">
          <table:cell-address table:column="11" table:row="6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3">
          <table:cell-address table:column="11" table:row="6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4">
          <table:cell-address table:column="11" table:row="6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5">
          <table:cell-address table:column="11" table:row="6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6">
          <table:cell-address table:column="11" table:row="6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7">
          <table:cell-address table:column="11" table:row="6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8">
          <table:cell-address table:column="11" table:row="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9">
          <table:cell-address table:column="11" table:row="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0">
          <table:cell-address table:column="11" table:row="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1">
          <table:cell-address table:column="11" table:row="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2">
          <table:cell-address table:column="11" table:row="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3">
          <table:cell-address table:column="11" table:row="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4">
          <table:cell-address table:column="11" table:row="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5">
          <table:cell-address table:column="11" table:row="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6">
          <table:cell-address table:column="11" table:row="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7">
          <table:cell-address table:column="11" table:row="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8">
          <table:cell-address table:column="11" table:row="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9">
          <table:cell-address table:column="11" table:row="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0">
          <table:cell-address table:column="11" table:row="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1">
          <table:cell-address table:column="11" table:row="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2">
          <table:cell-address table:column="11" table:row="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3">
          <table:cell-address table:column="11" table:row="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4">
          <table:cell-address table:column="11" table:row="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5">
          <table:cell-address table:column="11" table:row="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6">
          <table:cell-address table:column="11" table:row="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7">
          <table:cell-address table:column="11" table:row="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8">
          <table:cell-address table:column="11" table:row="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9">
          <table:cell-address table:column="11" table:row="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0">
          <table:cell-address table:column="11" table:row="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1">
          <table:cell-address table:column="11" table:row="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2">
          <table:cell-address table:column="11" table:row="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3">
          <table:cell-address table:column="11" table:row="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4">
          <table:cell-address table:column="11" table:row="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5">
          <table:cell-address table:column="11" table:row="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6">
          <table:cell-address table:column="11" table:row="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7">
          <table:cell-address table:column="11" table:row="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8">
          <table:cell-address table:column="11" table:row="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9">
          <table:cell-address table:column="11" table:row="1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0">
          <table:cell-address table:column="11" table:row="1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1">
          <table:cell-address table:column="11" table:row="1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2">
          <table:cell-address table:column="11" table:row="1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3">
          <table:cell-address table:column="11" table:row="1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4">
          <table:cell-address table:column="11" table:row="1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5">
          <table:cell-address table:column="11" table:row="1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6">
          <table:cell-address table:column="11" table:row="1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7">
          <table:cell-address table:column="11" table:row="1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8">
          <table:cell-address table:column="11" table:row="1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9">
          <table:cell-address table:column="11" table:row="1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0">
          <table:cell-address table:column="11" table:row="11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1">
          <table:cell-address table:column="11" table:row="11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2">
          <table:cell-address table:column="11" table:row="11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3">
          <table:cell-address table:column="11" table:row="11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4">
          <table:cell-address table:column="11" table:row="11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5">
          <table:cell-address table:column="11" table:row="11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6">
          <table:cell-address table:column="11" table:row="11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7">
          <table:cell-address table:column="11" table:row="11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8">
          <table:cell-address table:column="11" table:row="11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9">
          <table:cell-address table:column="11" table:row="12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0">
          <table:cell-address table:column="11" table:row="12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1">
          <table:cell-address table:column="11" table:row="12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2">
          <table:cell-address table:column="11" table:row="12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3">
          <table:cell-address table:column="11" table:row="12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4">
          <table:cell-address table:column="11" table:row="12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5">
          <table:cell-address table:column="11" table:row="12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6">
          <table:cell-address table:column="11" table:row="12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7">
          <table:cell-address table:column="11" table:row="12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8">
          <table:cell-address table:column="11" table:row="12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9">
          <table:cell-address table:column="11" table:row="13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0">
          <table:cell-address table:column="11" table:row="13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1">
          <table:cell-address table:column="11" table:row="13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2">
          <table:cell-address table:column="11" table:row="13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3">
          <table:cell-address table:column="11" table:row="13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4">
          <table:cell-address table:column="11" table:row="13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5">
          <table:cell-address table:column="11" table:row="13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6">
          <table:cell-address table:column="11" table:row="13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7">
          <table:cell-address table:column="11" table:row="13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8">
          <table:cell-address table:column="11" table:row="13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9">
          <table:cell-address table:column="11" table:row="14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0">
          <table:cell-address table:column="11" table:row="14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1">
          <table:cell-address table:column="11" table:row="14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2">
          <table:cell-address table:column="11" table:row="14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3">
          <table:cell-address table:column="11" table:row="14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4">
          <table:cell-address table:column="11" table:row="14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5">
          <table:cell-address table:column="11" table:row="14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6">
          <table:cell-address table:column="11" table:row="14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7">
          <table:cell-address table:column="11" table:row="14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8">
          <table:cell-address table:column="11" table:row="14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9">
          <table:cell-address table:column="11" table:row="15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0">
          <table:cell-address table:column="11" table:row="15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1">
          <table:cell-address table:column="11" table:row="15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2">
          <table:cell-address table:column="11" table:row="15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3">
          <table:cell-address table:column="11" table:row="15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4">
          <table:cell-address table:column="11" table:row="15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5">
          <table:cell-address table:column="11" table:row="15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6">
          <table:cell-address table:column="11" table:row="15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7">
          <table:cell-address table:column="11" table:row="15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8">
          <table:cell-address table:column="11" table:row="15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9">
          <table:cell-address table:column="11" table:row="16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0">
          <table:cell-address table:column="11" table:row="16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1">
          <table:cell-address table:column="11" table:row="16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2">
          <table:cell-address table:column="11" table:row="16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3">
          <table:cell-address table:column="11" table:row="16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4">
          <table:cell-address table:column="11" table:row="16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5">
          <table:cell-address table:column="11" table:row="16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6">
          <table:cell-address table:column="11" table:row="16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7">
          <table:cell-address table:column="11" table:row="16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8">
          <table:cell-address table:column="11" table:row="1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9">
          <table:cell-address table:column="11" table:row="1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0">
          <table:cell-address table:column="11" table:row="1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1">
          <table:cell-address table:column="11" table:row="1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2">
          <table:cell-address table:column="11" table:row="1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3">
          <table:cell-address table:column="11" table:row="1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4">
          <table:cell-address table:column="11" table:row="1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5">
          <table:cell-address table:column="11" table:row="1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6">
          <table:cell-address table:column="11" table:row="1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7">
          <table:cell-address table:column="11" table:row="1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8">
          <table:cell-address table:column="11" table:row="1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9">
          <table:cell-address table:column="11" table:row="1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0">
          <table:cell-address table:column="11" table:row="1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1">
          <table:cell-address table:column="11" table:row="1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2">
          <table:cell-address table:column="11" table:row="1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3">
          <table:cell-address table:column="11" table:row="1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4">
          <table:cell-address table:column="11" table:row="1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5">
          <table:cell-address table:column="11" table:row="1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6">
          <table:cell-address table:column="11" table:row="1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7">
          <table:cell-address table:column="11" table:row="1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8">
          <table:cell-address table:column="11" table:row="1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9">
          <table:cell-address table:column="11" table:row="1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0">
          <table:cell-address table:column="11" table:row="1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1">
          <table:cell-address table:column="11" table:row="1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2">
          <table:cell-address table:column="11" table:row="1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3">
          <table:cell-address table:column="11" table:row="1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4">
          <table:cell-address table:column="11" table:row="1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5">
          <table:cell-address table:column="11" table:row="1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6">
          <table:cell-address table:column="11" table:row="1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7">
          <table:cell-address table:column="11" table:row="1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8">
          <table:cell-address table:column="11" table:row="1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9">
          <table:cell-address table:column="11" table:row="2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0">
          <table:cell-address table:column="11" table:row="2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1">
          <table:cell-address table:column="11" table:row="2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2">
          <table:cell-address table:column="11" table:row="2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3">
          <table:cell-address table:column="11" table:row="2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4">
          <table:cell-address table:column="11" table:row="2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5">
          <table:cell-address table:column="11" table:row="2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6">
          <table:cell-address table:column="11" table:row="2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7">
          <table:cell-address table:column="11" table:row="2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8">
          <table:cell-address table:column="11" table:row="2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9">
          <table:cell-address table:column="11" table:row="2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0">
          <table:cell-address table:column="11" table:row="21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1">
          <table:cell-address table:column="11" table:row="21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2">
          <table:cell-address table:column="11" table:row="21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3">
          <table:cell-address table:column="11" table:row="21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4">
          <table:cell-address table:column="11" table:row="21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5">
          <table:cell-address table:column="11" table:row="21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6">
          <table:cell-address table:column="11" table:row="21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7">
          <table:cell-address table:column="11" table:row="21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8">
          <table:cell-address table:column="11" table:row="21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9">
          <table:cell-address table:column="11" table:row="22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0">
          <table:cell-address table:column="11" table:row="22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1">
          <table:cell-address table:column="11" table:row="22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2">
          <table:cell-address table:column="11" table:row="22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3">
          <table:cell-address table:column="11" table:row="22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4">
          <table:cell-address table:column="11" table:row="22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22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22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22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22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23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23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23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23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23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23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23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23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23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23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24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24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24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24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24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24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24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24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24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24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25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25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25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25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25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25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25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25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25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25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26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26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26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26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26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26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26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26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26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2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2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0">
          <table:cell-address table:column="11" table:row="2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1">
          <table:cell-address table:column="11" table:row="2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2">
          <table:cell-address table:column="11" table:row="2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3">
          <table:cell-address table:column="11" table:row="2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4">
          <table:cell-address table:column="11" table:row="2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5">
          <table:cell-address table:column="11" table:row="2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2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2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2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2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2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2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2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2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2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2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2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2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2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2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2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2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2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2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2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2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2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2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2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3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3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3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3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3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3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3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3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3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3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3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3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3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3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3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3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3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3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3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3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3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3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3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3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3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3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3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3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3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3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3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3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3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3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3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3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3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3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3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3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3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3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3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3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3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3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3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3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3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3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3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3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3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3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3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3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3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3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3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3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3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3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3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3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3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3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3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3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3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3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3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3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3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3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3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3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3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3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3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3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3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3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3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3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3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3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3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3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3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3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3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3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3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3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3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3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3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3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3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3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4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4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4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4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4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4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4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4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4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4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4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4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4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4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4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4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4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4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4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4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4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4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4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4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4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4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4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4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4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4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4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4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4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4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4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4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4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4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4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4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4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4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4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4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4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4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4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4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4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4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4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4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4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4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4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4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4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4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4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4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4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4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4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4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4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4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4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4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4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4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4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4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4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4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4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4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4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4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4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4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4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4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4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4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4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4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4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4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4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4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4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4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4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4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4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4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4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4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4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4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5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5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5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5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5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5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5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5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5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5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5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5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5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5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5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5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5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5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5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5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5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5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5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5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5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5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5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5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5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5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5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5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5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5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5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5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5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5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5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5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5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5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5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5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5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5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5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5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5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5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5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5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5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5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5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5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5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5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5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5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5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5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5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5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5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5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5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5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5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5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5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5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5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5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5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5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5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5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5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5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5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5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5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5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5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5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5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5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5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5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5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5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5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5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5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5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5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5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5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5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6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6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6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6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6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6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6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6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6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6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6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6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6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6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6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6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6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6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6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6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6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6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6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6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6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6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6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6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6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6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6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6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6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6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6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6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6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6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6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6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6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6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6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6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6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6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6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6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6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6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6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6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6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6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6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6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6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6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6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6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6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6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6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6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6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6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6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6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6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6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6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6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6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6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6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6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6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6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6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6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6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6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6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6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6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6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6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6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6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6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6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6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6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6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6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6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6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6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6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6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7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7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7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7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7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7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7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7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7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7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7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7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7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7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7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7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7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7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7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7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7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7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7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7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7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7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7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7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7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7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7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7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7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7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7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7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7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7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7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7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7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7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7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7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7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7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7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7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7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7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7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7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7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7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7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7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7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7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7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7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7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7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7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7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7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7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7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7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7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7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7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7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7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7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7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7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7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7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7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7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7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7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7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7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7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7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7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7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7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7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7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7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7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7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7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7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7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7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7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7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8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8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8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8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8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8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8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8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8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8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8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8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8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8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8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8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8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8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8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8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8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8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8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8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8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8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8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8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8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8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8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8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8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8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8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8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8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8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8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8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8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8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8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8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8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8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8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8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8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8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8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8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8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8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8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8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8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8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8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8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8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8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8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8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8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8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8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8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8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8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8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8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8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8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8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8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8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8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8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8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8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8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8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8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8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8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8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8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8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8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8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8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8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8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8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8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8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8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8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8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9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9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9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9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9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9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9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9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9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9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9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9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9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9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9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9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9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9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1" table:row="9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8">
          <table:cell-address table:column="11" table:row="9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9">
          <table:cell-address table:column="11" table:row="9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0">
          <table:cell-address table:column="11" table:row="9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1">
          <table:cell-address table:column="11" table:row="9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2">
          <table:cell-address table:column="11" table:row="9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3">
          <table:cell-address table:column="11" table:row="9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4">
          <table:cell-address table:column="11" table:row="9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5">
          <table:cell-address table:column="11" table:row="9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6">
          <table:cell-address table:column="11" table:row="9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7">
          <table:cell-address table:column="11" table:row="9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8">
          <table:cell-address table:column="11" table:row="9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9">
          <table:cell-address table:column="11" table:row="9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0">
          <table:cell-address table:column="11" table:row="9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1">
          <table:cell-address table:column="11" table:row="9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2">
          <table:cell-address table:column="11" table:row="9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3">
          <table:cell-address table:column="11" table:row="9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4">
          <table:cell-address table:column="11" table:row="9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5">
          <table:cell-address table:column="11" table:row="93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6">
          <table:cell-address table:column="11" table:row="93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7">
          <table:cell-address table:column="11" table:row="93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8">
          <table:cell-address table:column="11" table:row="93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9">
          <table:cell-address table:column="11" table:row="94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0">
          <table:cell-address table:column="11" table:row="94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1">
          <table:cell-address table:column="11" table:row="94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2">
          <table:cell-address table:column="11" table:row="94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3">
          <table:cell-address table:column="11" table:row="94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4">
          <table:cell-address table:column="11" table:row="94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5">
          <table:cell-address table:column="11" table:row="94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6">
          <table:cell-address table:column="11" table:row="94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7">
          <table:cell-address table:column="11" table:row="94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8">
          <table:cell-address table:column="11" table:row="94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9">
          <table:cell-address table:column="11" table:row="95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0">
          <table:cell-address table:column="11" table:row="95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1">
          <table:cell-address table:column="11" table:row="95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2">
          <table:cell-address table:column="11" table:row="95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3">
          <table:cell-address table:column="11" table:row="95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4">
          <table:cell-address table:column="11" table:row="95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5">
          <table:cell-address table:column="11" table:row="95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6">
          <table:cell-address table:column="11" table:row="95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7">
          <table:cell-address table:column="11" table:row="95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8">
          <table:cell-address table:column="11" table:row="95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9">
          <table:cell-address table:column="11" table:row="96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0">
          <table:cell-address table:column="11" table:row="96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1">
          <table:cell-address table:column="11" table:row="96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2">
          <table:cell-address table:column="11" table:row="96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3">
          <table:cell-address table:column="11" table:row="96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4">
          <table:cell-address table:column="11" table:row="96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5">
          <table:cell-address table:column="11" table:row="96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6">
          <table:cell-address table:column="11" table:row="96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7">
          <table:cell-address table:column="11" table:row="96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8">
          <table:cell-address table:column="11" table:row="96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9">
          <table:cell-address table:column="11" table:row="97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0">
          <table:cell-address table:column="11" table:row="97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1">
          <table:cell-address table:column="11" table:row="97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2">
          <table:cell-address table:column="11" table:row="97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3">
          <table:cell-address table:column="11" table:row="97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4">
          <table:cell-address table:column="11" table:row="97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5">
          <table:cell-address table:column="11" table:row="97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6">
          <table:cell-address table:column="11" table:row="97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7">
          <table:cell-address table:column="11" table:row="97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8">
          <table:cell-address table:column="11" table:row="97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9">
          <table:cell-address table:column="11" table:row="98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0">
          <table:cell-address table:column="11" table:row="98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1">
          <table:cell-address table:column="11" table:row="98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2">
          <table:cell-address table:column="11" table:row="98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3">
          <table:cell-address table:column="11" table:row="98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4">
          <table:cell-address table:column="11" table:row="98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5">
          <table:cell-address table:column="11" table:row="98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6">
          <table:cell-address table:column="11" table:row="98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7">
          <table:cell-address table:column="11" table:row="98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8">
          <table:cell-address table:column="11" table:row="98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9">
          <table:cell-address table:column="11" table:row="99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0">
          <table:cell-address table:column="11" table:row="99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1">
          <table:cell-address table:column="11" table:row="99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2">
          <table:cell-address table:column="11" table:row="99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3">
          <table:cell-address table:column="11" table:row="99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4">
          <table:cell-address table:column="11" table:row="99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5">
          <table:cell-address table:column="11" table:row="99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6">
          <table:cell-address table:column="11" table:row="99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7">
          <table:cell-address table:column="11" table:row="99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8">
          <table:cell-address table:column="11" table:row="99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9">
          <table:cell-address table:column="13" table:row="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0">
          <table:cell-address table:column="13" table:row="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1">
          <table:cell-address table:column="13" table:row="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2">
          <table:cell-address table:column="13" table:row="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3">
          <table:cell-address table:column="13" table:row="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4">
          <table:cell-address table:column="13" table:row="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5">
          <table:cell-address table:column="13" table:row="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6">
          <table:cell-address table:column="13" table:row="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7">
          <table:cell-address table:column="13" table:row="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8">
          <table:cell-address table:column="13" table:row="1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9">
          <table:cell-address table:column="13" table:row="1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0">
          <table:cell-address table:column="13" table:row="1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1">
          <table:cell-address table:column="13" table:row="1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2">
          <table:cell-address table:column="13" table:row="1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3">
          <table:cell-address table:column="13" table:row="1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4">
          <table:cell-address table:column="13" table:row="1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5">
          <table:cell-address table:column="13" table:row="1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6">
          <table:cell-address table:column="13" table:row="1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7">
          <table:cell-address table:column="13" table:row="1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8">
          <table:cell-address table:column="13" table:row="2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9">
          <table:cell-address table:column="13" table:row="2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0">
          <table:cell-address table:column="13" table:row="2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1">
          <table:cell-address table:column="13" table:row="2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2">
          <table:cell-address table:column="13" table:row="2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3">
          <table:cell-address table:column="13" table:row="2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4">
          <table:cell-address table:column="13" table:row="2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5">
          <table:cell-address table:column="13" table:row="2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6">
          <table:cell-address table:column="13" table:row="2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7">
          <table:cell-address table:column="13" table:row="2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8">
          <table:cell-address table:column="13" table:row="3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9">
          <table:cell-address table:column="13" table:row="3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0">
          <table:cell-address table:column="13" table:row="3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1">
          <table:cell-address table:column="13" table:row="3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2">
          <table:cell-address table:column="13" table:row="3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3">
          <table:cell-address table:column="13" table:row="3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4">
          <table:cell-address table:column="13" table:row="3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5">
          <table:cell-address table:column="13" table:row="3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6">
          <table:cell-address table:column="13" table:row="3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7">
          <table:cell-address table:column="13" table:row="3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8">
          <table:cell-address table:column="13" table:row="4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9">
          <table:cell-address table:column="13" table:row="4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0">
          <table:cell-address table:column="13" table:row="4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1">
          <table:cell-address table:column="13" table:row="4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2">
          <table:cell-address table:column="13" table:row="4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3">
          <table:cell-address table:column="13" table:row="4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4">
          <table:cell-address table:column="13" table:row="4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5">
          <table:cell-address table:column="13" table:row="4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6">
          <table:cell-address table:column="13" table:row="4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7">
          <table:cell-address table:column="13" table:row="4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8">
          <table:cell-address table:column="13" table:row="5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9">
          <table:cell-address table:column="13" table:row="5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0">
          <table:cell-address table:column="13" table:row="5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1">
          <table:cell-address table:column="13" table:row="5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2">
          <table:cell-address table:column="13" table:row="5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3">
          <table:cell-address table:column="13" table:row="5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4">
          <table:cell-address table:column="13" table:row="5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5">
          <table:cell-address table:column="10" table:row="17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6">
          <table:cell-address table:column="10" table:row="18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7">
          <table:cell-address table:column="10" table:row="19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8">
          <table:cell-address table:column="10" table:row="20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9">
          <table:cell-address table:column="10" table:row="31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0">
          <table:cell-address table:column="10" table:row="32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1">
          <table:cell-address table:column="10" table:row="33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2">
          <table:cell-address table:column="10" table:row="34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3">
          <table:cell-address table:column="10" table:row="35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4">
          <table:cell-address table:column="0" table:row="1" table:table="1"/>
          <office:change-info>
            <dc:creator> </dc:creator>
            <dc:date>2020-02-06T18:58:39.065000000</dc:date>
          </office:change-info>
          <table:previous>
            <table:change-track-table-cell office:value-type="float" office:value="2"/>
          </table:previous>
        </table:cell-content-change>
        <table:cell-content-change table:id="ct1605">
          <table:cell-address table:column="0" table:row="2" table:table="1"/>
          <office:change-info>
            <dc:creator> </dc:creator>
            <dc:date>2020-02-06T18:58:39.641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0" table:row="3" table:table="1"/>
          <office:change-info>
            <dc:creator> </dc:creator>
            <dc:date>2020-02-06T18:58:40.230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0" table:row="4" table:table="1"/>
          <office:change-info>
            <dc:creator> </dc:creator>
            <dc:date>2020-02-06T18:58:40.875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0" table:row="5" table:table="1"/>
          <office:change-info>
            <dc:creator> </dc:creator>
            <dc:date>2020-02-06T18:58:41.465000000</dc:date>
          </office:change-info>
          <table:previous>
            <table:change-track-table-cell/>
          </table:previous>
        </table:cell-content-change>
        <table:cell-content-change table:id="ct1609">
          <table:cell-address table:column="0" table:row="6" table:table="1"/>
          <office:change-info>
            <dc:creator> </dc:creator>
            <dc:date>2020-02-06T18:58:41.782000000</dc:date>
          </office:change-info>
          <table:previous>
            <table:change-track-table-cell/>
          </table:previous>
        </table:cell-content-change>
        <table:cell-content-change table:id="ct1610">
          <table:cell-address table:column="0" table:row="7" table:table="1"/>
          <office:change-info>
            <dc:creator> </dc:creator>
            <dc:date>2020-02-06T18:58:42.879000000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2" table:table="1"/>
          <office:change-info>
            <dc:creator> </dc:creator>
            <dc:date>2020-02-06T18:58:44.092000000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3" table:table="1"/>
          <office:change-info>
            <dc:creator> </dc:creator>
            <dc:date>2020-02-06T18:58:44.3650000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4" table:table="1"/>
          <office:change-info>
            <dc:creator> </dc:creator>
            <dc:date>2020-02-06T18:58:44.7270000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5" table:table="1"/>
          <office:change-info>
            <dc:creator> </dc:creator>
            <dc:date>2020-02-06T18:58:45.037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6" table:table="1"/>
          <office:change-info>
            <dc:creator> </dc:creator>
            <dc:date>2020-02-06T18:58:47.690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7" table:table="1"/>
          <office:change-info>
            <dc:creator> </dc:creator>
            <dc:date>2020-02-06T18:58:48.890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0" table:row="4" table:table="1"/>
          <office:change-info>
            <dc:creator> </dc:creator>
            <dc:date>2020-02-06T18:58:56.592000000</dc:date>
          </office:change-info>
          <table:previous table:id="ct1607">
            <table:change-track-table-cell office:value-type="float" office:value="4"/>
          </table:previous>
        </table:cell-content-change>
        <table:cell-content-change table:id="ct1618">
          <table:cell-address table:column="0" table:row="5" table:table="1"/>
          <office:change-info>
            <dc:creator> </dc:creator>
            <dc:date>2020-02-06T18:58:56.890000000</dc:date>
          </office:change-info>
          <table:previous table:id="ct1608">
            <table:change-track-table-cell office:value-type="float" office:value="4"/>
          </table:previous>
        </table:cell-content-change>
        <table:cell-content-change table:id="ct1619">
          <table:cell-address table:column="0" table:row="6" table:table="1"/>
          <office:change-info>
            <dc:creator> </dc:creator>
            <dc:date>2020-02-06T18:58:57.091000000</dc:date>
          </office:change-info>
          <table:previous table:id="ct1609">
            <table:change-track-table-cell office:value-type="float" office:value="4"/>
          </table:previous>
        </table:cell-content-change>
        <table:cell-content-change table:id="ct1620">
          <table:cell-address table:column="0" table:row="7" table:table="1"/>
          <office:change-info>
            <dc:creator> </dc:creator>
            <dc:date>2020-02-06T18:58:57.399000000</dc:date>
          </office:change-info>
          <table:previous table:id="ct1610">
            <table:change-track-table-cell office:value-type="float" office:value="4"/>
          </table:previous>
        </table:cell-content-change>
        <table:cell-content-change table:id="ct1621">
          <table:cell-address table:column="0" table:row="1" table:table="0"/>
          <office:change-info>
            <dc:creator> </dc:creator>
            <dc:date>2020-02-06T19:21:01.228000000</dc:date>
          </office:change-info>
          <table:previous table:id="ct1">
            <table:change-track-table-cell office:value-type="string">
              <text:p>Natural Computing</text:p>
            </table:change-track-table-cell>
          </table:previous>
        </table:cell-content-change>
        <table:cell-content-change table:id="ct1622">
          <table:cell-address table:column="1" table:row="1" table:table="0"/>
          <office:change-info>
            <dc:creator> </dc:creator>
            <dc:date>2020-02-06T19:22:05.486000000</dc:date>
          </office:change-info>
          <table:previous table:id="ct3">
            <table:change-track-table-cell office:value-type="string">
              <text:p>NWI-IMC042</text:p>
            </table:change-track-table-cell>
          </table:previous>
        </table:cell-content-change>
        <table:cell-content-change table:id="ct1623">
          <table:cell-address table:column="2" table:row="1" table:table="0"/>
          <office:change-info>
            <dc:creator> </dc:creator>
            <dc:date>2020-02-06T19:22:10.260000000</dc:date>
          </office:change-info>
          <table:previous table:id="ct4">
            <table:change-track-table-cell office:value-type="string">
              <text:p>uni.nat</text:p>
            </table:change-track-table-cell>
          </table:previous>
        </table:cell-content-change>
        <table:cell-content-change table:id="ct1624">
          <table:cell-address table:column="2" table:row="1" table:table="1"/>
          <office:change-info>
            <dc:creator> </dc:creator>
            <dc:date>2020-02-06T19:22:28.848000000</dc:date>
          </office:change-info>
          <table:previous table:id="ct11">
            <table:change-track-table-cell office:value-type="string">
              <text:p>Evolutionairy Computing ½</text:p>
            </table:change-track-table-cell>
          </table:previous>
        </table:cell-content-change>
        <table:cell-content-change table:id="ct1625">
          <table:cell-address table:column="2" table:row="2" table:table="1"/>
          <office:change-info>
            <dc:creator> </dc:creator>
            <dc:date>2020-02-06T19:22:28.848000000</dc:date>
          </office:change-info>
          <table:previous table:id="ct12">
            <table:change-track-table-cell office:value-type="string">
              <text:p>Evolutionairy Computing 2/2</text:p>
            </table:change-track-table-cell>
          </table:previous>
        </table:cell-content-change>
        <table:cell-content-change table:id="ct1626">
          <table:cell-address table:column="2" table:row="3" table:table="1"/>
          <office:change-info>
            <dc:creator> </dc:creator>
            <dc:date>2020-02-06T19:22:28.848000000</dc:date>
          </office:change-info>
          <table:previous table:id="ct13">
            <table:change-track-table-cell office:value-type="string">
              <text:p>Swarm Intelligence</text:p>
            </table:change-track-table-cell>
          </table:previous>
        </table:cell-content-change>
        <table:cell-content-change table:id="ct1627">
          <table:cell-address table:column="2" table:row="4" table:table="1"/>
          <office:change-info>
            <dc:creator> </dc:creator>
            <dc:date>2020-02-06T19:22:28.848000000</dc:date>
          </office:change-info>
          <table:previous table:id="ct17">
            <table:change-track-table-cell office:value-type="string">
              <text:p>Cellular Automata ½</text:p>
            </table:change-track-table-cell>
          </table:previous>
        </table:cell-content-change>
        <table:cell-content-change table:id="ct1628">
          <table:cell-address table:column="2" table:row="5" table:table="1"/>
          <office:change-info>
            <dc:creator> </dc:creator>
            <dc:date>2020-02-06T19:22:28.848000000</dc:date>
          </office:change-info>
          <table:previous table:id="ct18">
            <table:change-track-table-cell office:value-type="string">
              <text:p>Cellular Automata 2/2</text:p>
            </table:change-track-table-cell>
          </table:previous>
        </table:cell-content-change>
        <table:cell-content-change table:id="ct1629">
          <table:cell-address table:column="2" table:row="6" table:table="1"/>
          <office:change-info>
            <dc:creator> </dc:creator>
            <dc:date>2020-02-06T19:22:28.848000000</dc:date>
          </office:change-info>
          <table:previous table:id="ct19">
            <table:change-track-table-cell office:value-type="string">
              <text:p>Artificial Immune Systems</text:p>
            </table:change-track-table-cell>
          </table:previous>
        </table:cell-content-change>
        <table:cell-content-change table:id="ct1630">
          <table:cell-address table:column="2" table:row="7" table:table="1"/>
          <office:change-info>
            <dc:creator> </dc:creator>
            <dc:date>2020-02-06T19:22:28.848000000</dc:date>
          </office:change-info>
          <table:previous table:id="ct20">
            <table:change-track-table-cell office:value-type="string">
              <text:p>Ensemble Learning</text:p>
            </table:change-track-table-cell>
          </table:previous>
        </table:cell-content-change>
        <table:cell-content-change table:id="ct1631">
          <table:cell-address table:column="2" table:row="1" table:table="1"/>
          <office:change-info>
            <dc:creator> </dc:creator>
            <dc:date>2020-02-06T19:23:11.977000000</dc:date>
          </office:change-info>
          <table:previous table:id="ct1624">
            <table:change-track-table-cell/>
          </table:previous>
        </table:cell-content-change>
        <table:cell-content-change table:id="ct1632">
          <table:cell-address table:column="2" table:row="2" table:table="1"/>
          <office:change-info>
            <dc:creator> </dc:creator>
            <dc:date>2020-02-06T19:23:15.929000000</dc:date>
          </office:change-info>
          <table:previous table:id="ct1625">
            <table:change-track-table-cell/>
          </table:previous>
        </table:cell-content-change>
        <table:cell-content-change table:id="ct1633">
          <table:cell-address table:column="2" table:row="3" table:table="1"/>
          <office:change-info>
            <dc:creator> </dc:creator>
            <dc:date>2020-02-06T19:23:19.234000000</dc:date>
          </office:change-info>
          <table:previous table:id="ct1626">
            <table:change-track-table-cell/>
          </table:previous>
        </table:cell-content-change>
        <table:cell-content-change table:id="ct1634">
          <table:cell-address table:column="2" table:row="4" table:table="1"/>
          <office:change-info>
            <dc:creator> </dc:creator>
            <dc:date>2020-02-06T19:23:27.331000000</dc:date>
          </office:change-info>
          <table:previous table:id="ct1627">
            <table:change-track-table-cell/>
          </table:previous>
        </table:cell-content-change>
        <table:cell-content-change table:id="ct1635">
          <table:cell-address table:column="2" table:row="5" table:table="1"/>
          <office:change-info>
            <dc:creator> </dc:creator>
            <dc:date>2020-02-06T19:23:31.796000000</dc:date>
          </office:change-info>
          <table:previous table:id="ct1628">
            <table:change-track-table-cell/>
          </table:previous>
        </table:cell-content-change>
        <table:cell-content-change table:id="ct1636">
          <table:cell-address table:column="2" table:row="6" table:table="1"/>
          <office:change-info>
            <dc:creator> </dc:creator>
            <dc:date>2020-02-06T19:24:02.136000000</dc:date>
          </office:change-info>
          <table:previous table:id="ct1629">
            <table:change-track-table-cell/>
          </table:previous>
        </table:cell-content-change>
        <table:cell-content-change table:id="ct1637">
          <table:cell-address table:column="2" table:row="7" table:table="1"/>
          <office:change-info>
            <dc:creator> </dc:creator>
            <dc:date>2020-02-06T19:24:11.513000000</dc:date>
          </office:change-info>
          <table:previous table:id="ct1630">
            <table:change-track-table-cell/>
          </table:previous>
        </table:cell-content-change>
        <table:cell-content-change table:id="ct1638">
          <table:cell-address table:column="2" table:row="8" table:table="1"/>
          <office:change-info>
            <dc:creator> </dc:creator>
            <dc:date>2020-02-06T19:24:19.240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2" table:row="9" table:table="1"/>
          <office:change-info>
            <dc:creator> </dc:creator>
            <dc:date>2020-02-06T19:24:21.758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2" table:row="10" table:table="1"/>
          <office:change-info>
            <dc:creator> </dc:creator>
            <dc:date>2020-02-06T19:24:31.073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2" table:row="11" table:table="1"/>
          <office:change-info>
            <dc:creator> </dc:creator>
            <dc:date>2020-02-06T19:24:35.506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2" table:row="12" table:table="1"/>
          <office:change-info>
            <dc:creator> </dc:creator>
            <dc:date>2020-02-06T19:24:44.616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2" table:row="12" table:table="1"/>
          <office:change-info>
            <dc:creator> </dc:creator>
            <dc:date>2020-02-06T19:24:47.350000000</dc:date>
          </office:change-info>
          <table:previous table:id="ct1642">
            <table:change-track-table-cell office:value-type="string">
              <text:p>Feedback/evaluation meeting with teacher</text:p>
            </table:change-track-table-cell>
          </table:previous>
        </table:cell-content-change>
        <table:cell-content-change table:id="ct1644">
          <table:cell-address table:column="1" table:row="8" table:table="1"/>
          <office:change-info>
            <dc:creator> </dc:creator>
            <dc:date>2020-02-06T19:24:50.208000000</dc:date>
          </office:change-info>
          <table:previous>
            <table:change-track-table-cell/>
          </table:previous>
        </table:cell-content-change>
        <table:cell-content-change table:id="ct1645">
          <table:cell-address table:column="1" table:row="9" table:table="1"/>
          <office:change-info>
            <dc:creator> </dc:creator>
            <dc:date>2020-02-06T19:24:50.501000000</dc:date>
          </office:change-info>
          <table:previous>
            <table:change-track-table-cell/>
          </table:previous>
        </table:cell-content-change>
        <table:cell-content-change table:id="ct1646">
          <table:cell-address table:column="1" table:row="10" table:table="1"/>
          <office:change-info>
            <dc:creator> </dc:creator>
            <dc:date>2020-02-06T19:24:50.772000000</dc:date>
          </office:change-info>
          <table:previous>
            <table:change-track-table-cell/>
          </table:previous>
        </table:cell-content-change>
        <table:cell-content-change table:id="ct1647">
          <table:cell-address table:column="1" table:row="8" table:table="1"/>
          <office:change-info>
            <dc:creator> </dc:creator>
            <dc:date>2020-02-06T19:24:52.585000000</dc:date>
          </office:change-info>
          <table:previous table:id="ct1644">
            <table:change-track-table-cell office:value-type="float" office:value="3"/>
          </table:previous>
        </table:cell-content-change>
        <table:cell-content-change table:id="ct1648">
          <table:cell-address table:column="1" table:row="9" table:table="1"/>
          <office:change-info>
            <dc:creator> </dc:creator>
            <dc:date>2020-02-06T19:24:52.882000000</dc:date>
          </office:change-info>
          <table:previous table:id="ct1645">
            <table:change-track-table-cell office:value-type="float" office:value="4"/>
          </table:previous>
        </table:cell-content-change>
        <table:cell-content-change table:id="ct1649">
          <table:cell-address table:column="1" table:row="10" table:table="1"/>
          <office:change-info>
            <dc:creator> </dc:creator>
            <dc:date>2020-02-06T19:24:54.360000000</dc:date>
          </office:change-info>
          <table:previous table:id="ct1646">
            <table:change-track-table-cell office:value-type="float" office:value="5"/>
          </table:previous>
        </table:cell-content-change>
        <table:cell-content-change table:id="ct1650">
          <table:cell-address table:column="1" table:row="11" table:table="1"/>
          <office:change-info>
            <dc:creator> </dc:creator>
            <dc:date>2020-02-06T19:24:55.066000000</dc:date>
          </office:change-info>
          <table:previous>
            <table:change-track-table-cell/>
          </table:previous>
        </table:cell-content-change>
        <table:cell-content-change table:id="ct1651">
          <table:cell-address table:column="1" table:row="12" table:table="1"/>
          <office:change-info>
            <dc:creator> </dc:creator>
            <dc:date>2020-02-06T19:24:55.879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0" table:row="7" table:table="1"/>
          <office:change-info>
            <dc:creator> </dc:creator>
            <dc:date>2020-02-06T19:25:01.057000000</dc:date>
          </office:change-info>
          <table:previous table:id="ct1620">
            <table:change-track-table-cell office:value-type="float" office:value="3"/>
          </table:previous>
        </table:cell-content-change>
        <table:cell-content-change table:id="ct1653">
          <table:cell-address table:column="0" table:row="6" table:table="1"/>
          <office:change-info>
            <dc:creator> </dc:creator>
            <dc:date>2020-02-06T19:25:01.535000000</dc:date>
          </office:change-info>
          <table:previous table:id="ct1619">
            <table:change-track-table-cell office:value-type="float" office:value="3"/>
          </table:previous>
        </table:cell-content-change>
        <table:cell-content-change table:id="ct1654">
          <table:cell-address table:column="0" table:row="8" table:table="1"/>
          <office:change-info>
            <dc:creator> </dc:creator>
            <dc:date>2020-02-06T19:25:02.331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0" table:row="8" table:table="1"/>
          <office:change-info>
            <dc:creator> </dc:creator>
            <dc:date>2020-02-06T19:25:09.075000000</dc:date>
          </office:change-info>
          <table:previous table:id="ct1654">
            <table:change-track-table-cell office:value-type="float" office:value="5"/>
          </table:previous>
        </table:cell-content-change>
        <table:cell-content-change table:id="ct1656">
          <table:cell-address table:column="0" table:row="9" table:table="1"/>
          <office:change-info>
            <dc:creator> </dc:creator>
            <dc:date>2020-02-06T19:25:09.519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10" table:table="1"/>
          <office:change-info>
            <dc:creator> </dc:creator>
            <dc:date>2020-02-06T19:25:09.792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0" table:row="11" table:table="1"/>
          <office:change-info>
            <dc:creator> </dc:creator>
            <dc:date>2020-02-06T19:25:10.103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12" table:table="1"/>
          <office:change-info>
            <dc:creator> </dc:creator>
            <dc:date>2020-02-06T19:25:10.590000000</dc:date>
          </office:change-info>
          <table:previous>
            <table:change-track-table-cell/>
          </table:previous>
        </table:cell-content-change>
        <table:cell-content-change table:id="ct1660">
          <table:cell-address table:column="3" table:row="2" table:table="1"/>
          <office:change-info>
            <dc:creator> </dc:creator>
            <dc:date>2020-02-06T19:25:13.2340000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3" table:row="3" table:table="1"/>
          <office:change-info>
            <dc:creator> </dc:creator>
            <dc:date>2020-02-06T19:25:13.606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3" table:row="4" table:table="1"/>
          <office:change-info>
            <dc:creator> </dc:creator>
            <dc:date>2020-02-06T19:25:13.880000000</dc:date>
          </office:change-info>
          <table:previous>
            <table:change-track-table-cell/>
          </table:previous>
        </table:cell-content-change>
        <table:cell-content-change table:id="ct1663">
          <table:cell-address table:column="3" table:row="5" table:table="1"/>
          <office:change-info>
            <dc:creator> </dc:creator>
            <dc:date>2020-02-06T19:25:14.187000000</dc:date>
          </office:change-info>
          <table:previous>
            <table:change-track-table-cell/>
          </table:previous>
        </table:cell-content-change>
        <table:cell-content-change table:id="ct1664">
          <table:cell-address table:column="3" table:row="6" table:table="1"/>
          <office:change-info>
            <dc:creator> </dc:creator>
            <dc:date>2020-02-06T19:25:14.517000000</dc:date>
          </office:change-info>
          <table:previous>
            <table:change-track-table-cell/>
          </table:previous>
        </table:cell-content-change>
        <table:cell-content-change table:id="ct1665">
          <table:cell-address table:column="3" table:row="7" table:table="1"/>
          <office:change-info>
            <dc:creator> </dc:creator>
            <dc:date>2020-02-06T19:25:15.047000000</dc:date>
          </office:change-info>
          <table:previous>
            <table:change-track-table-cell/>
          </table:previous>
        </table:cell-content-change>
        <table:cell-content-change table:id="ct1666">
          <table:cell-address table:column="3" table:row="8" table:table="1"/>
          <office:change-info>
            <dc:creator> </dc:creator>
            <dc:date>2020-02-06T19:25:15.610000000</dc:date>
          </office:change-info>
          <table:previous>
            <table:change-track-table-cell/>
          </table:previous>
        </table:cell-content-change>
        <table:cell-content-change table:id="ct1667">
          <table:cell-address table:column="3" table:row="9" table:table="1"/>
          <office:change-info>
            <dc:creator> </dc:creator>
            <dc:date>2020-02-06T19:25:16.280000000</dc:date>
          </office:change-info>
          <table:previous>
            <table:change-track-table-cell/>
          </table:previous>
        </table:cell-content-change>
        <table:cell-content-change table:id="ct1668">
          <table:cell-address table:column="3" table:row="10" table:table="1"/>
          <office:change-info>
            <dc:creator> </dc:creator>
            <dc:date>2020-02-06T19:25:17.606000000</dc:date>
          </office:change-info>
          <table:previous>
            <table:change-track-table-cell/>
          </table:previous>
        </table:cell-content-change>
        <table:cell-content-change table:id="ct1669">
          <table:cell-address table:column="3" table:row="11" table:table="1"/>
          <office:change-info>
            <dc:creator> </dc:creator>
            <dc:date>2020-02-06T19:25:18.146000000</dc:date>
          </office:change-info>
          <table:previous>
            <table:change-track-table-cell/>
          </table:previous>
        </table:cell-content-change>
        <table:cell-content-change table:id="ct1670">
          <table:cell-address table:column="3" table:row="12" table:table="1"/>
          <office:change-info>
            <dc:creator> </dc:creator>
            <dc:date>2020-02-06T19:25:19.155000000</dc:date>
          </office:change-info>
          <table:previous>
            <table:change-track-table-cell/>
          </table:previous>
        </table:cell-content-change>
        <table:cell-content-change table:id="ct1671">
          <table:cell-address table:column="4" table:row="1" table:table="1"/>
          <office:change-info>
            <dc:creator> </dc:creator>
            <dc:date>2020-02-06T19:25:49.440000000</dc:date>
          </office:change-info>
          <table:previous table:id="ct22">
            <table:change-track-table-cell office:value-type="float" office:value="43865"/>
          </table:previous>
        </table:cell-content-change>
        <table:cell-content-change table:id="ct1672">
          <table:cell-address table:column="4" table:row="6" table:table="1"/>
          <office:change-info>
            <dc:creator> </dc:creator>
            <dc:date>2020-02-06T19:26:25.121000000</dc:date>
          </office:change-info>
          <table:previous table:id="ct27">
            <table:change-track-table-cell office:value-type="float" office:value="43907"/>
          </table:previous>
        </table:cell-content-change>
        <table:cell-content-change table:id="ct1673">
          <table:cell-address table:column="4" table:row="7" table:table="1"/>
          <office:change-info>
            <dc:creator> </dc:creator>
            <dc:date>2020-02-06T19:26:39.849000000</dc:date>
          </office:change-info>
          <table:previous table:id="ct29">
            <table:change-track-table-cell office:value-type="float" office:value="43935"/>
          </table:previous>
        </table:cell-content-change>
        <table:cell-content-change table:id="ct1674">
          <table:cell-address table:column="4" table:row="8" table:table="1"/>
          <office:change-info>
            <dc:creator> </dc:creator>
            <dc:date>2020-02-06T19:26:44.070000000</dc:date>
          </office:change-info>
          <table:previous>
            <table:change-track-table-cell/>
          </table:previous>
        </table:cell-content-change>
        <table:cell-content-change table:id="ct1675">
          <table:cell-address table:column="4" table:row="9" table:table="1"/>
          <office:change-info>
            <dc:creator> </dc:creator>
            <dc:date>2020-02-06T19:26:49.380000000</dc:date>
          </office:change-info>
          <table:previous>
            <table:change-track-table-cell/>
          </table:previous>
        </table:cell-content-change>
        <table:cell-content-change table:id="ct1676">
          <table:cell-address table:column="4" table:row="10" table:table="1"/>
          <office:change-info>
            <dc:creator> </dc:creator>
            <dc:date>2020-02-06T19:26:53.623000000</dc:date>
          </office:change-info>
          <table:previous>
            <table:change-track-table-cell/>
          </table:previous>
        </table:cell-content-change>
        <table:cell-content-change table:id="ct1677">
          <table:cell-address table:column="4" table:row="11" table:table="1"/>
          <office:change-info>
            <dc:creator> </dc:creator>
            <dc:date>2020-02-06T19:27:02.849000000</dc:date>
          </office:change-info>
          <table:previous>
            <table:change-track-table-cell/>
          </table:previous>
        </table:cell-content-change>
        <table:cell-content-change table:id="ct1678">
          <table:cell-address table:column="4" table:row="12" table:table="1"/>
          <office:change-info>
            <dc:creator> </dc:creator>
            <dc:date>2020-02-06T19:27:24.517000000</dc:date>
          </office:change-info>
          <table:previous>
            <table:change-track-table-cell/>
          </table:previous>
        </table:cell-content-change>
        <table:cell-content-change table:id="ct1679">
          <table:cell-address table:column="3" table:row="1" table:table="2"/>
          <office:change-info>
            <dc:creator> </dc:creator>
            <dc:date>2020-02-06T19:29:51.073000000</dc:date>
          </office:change-info>
          <table:previous table:id="ct30">
            <table:change-track-table-cell office:value-type="string">
              <text:p>Evolutionary Computing</text:p>
            </table:change-track-table-cell>
          </table:previous>
        </table:cell-content-change>
        <table:cell-content-change table:id="ct1680">
          <table:cell-address table:column="3" table:row="2" table:table="2"/>
          <office:change-info>
            <dc:creator> </dc:creator>
            <dc:date>2020-02-06T19:29:51.073000000</dc:date>
          </office:change-info>
          <table:previous table:id="ct31">
            <table:change-track-table-cell office:value-type="string">
              <text:p>Swarm Intelligence</text:p>
            </table:change-track-table-cell>
          </table:previous>
        </table:cell-content-change>
        <table:cell-content-change table:id="ct1681">
          <table:cell-address table:column="3" table:row="3" table:table="2"/>
          <office:change-info>
            <dc:creator> </dc:creator>
            <dc:date>2020-02-06T19:29:51.073000000</dc:date>
          </office:change-info>
          <table:previous table:id="ct32">
            <table:change-track-table-cell office:value-type="string">
              <text:p>Cellular Automata</text:p>
            </table:change-track-table-cell>
          </table:previous>
        </table:cell-content-change>
        <table:cell-content-change table:id="ct1682">
          <table:cell-address table:column="3" table:row="4" table:table="2"/>
          <office:change-info>
            <dc:creator> </dc:creator>
            <dc:date>2020-02-06T19:29:51.073000000</dc:date>
          </office:change-info>
          <table:previous table:id="ct33">
            <table:change-track-table-cell office:value-type="string">
              <text:p>Artificial Immune Systems</text:p>
            </table:change-track-table-cell>
          </table:previous>
        </table:cell-content-change>
        <table:cell-content-change table:id="ct1683">
          <table:cell-address table:column="3" table:row="5" table:table="2"/>
          <office:change-info>
            <dc:creator> </dc:creator>
            <dc:date>2020-02-06T19:29:51.073000000</dc:date>
          </office:change-info>
          <table:previous table:id="ct34">
            <table:change-track-table-cell office:value-type="string">
              <text:p>Ensemble Learning</text:p>
            </table:change-track-table-cell>
          </table:previous>
        </table:cell-content-change>
        <table:cell-content-change table:id="ct1684">
          <table:cell-address table:column="3" table:row="6" table:table="2"/>
          <office:change-info>
            <dc:creator> </dc:creator>
            <dc:date>2020-02-06T19:29:51.073000000</dc:date>
          </office:change-info>
          <table:previous table:id="ct35">
            <table:change-track-table-cell office:value-type="string">
              <text:p>Project proposal</text:p>
            </table:change-track-table-cell>
          </table:previous>
        </table:cell-content-change>
        <table:cell-content-change table:id="ct1685">
          <table:cell-address table:column="3" table:row="7" table:table="2"/>
          <office:change-info>
            <dc:creator> </dc:creator>
            <dc:date>2020-02-06T19:29:51.073000000</dc:date>
          </office:change-info>
          <table:previous table:id="ct36">
            <table:change-track-table-cell office:value-type="string">
              <text:p>Slide flash talk</text:p>
            </table:change-track-table-cell>
          </table:previous>
        </table:cell-content-change>
        <table:cell-content-change table:id="ct1686">
          <table:cell-address table:column="3" table:row="8" table:table="2"/>
          <office:change-info>
            <dc:creator> </dc:creator>
            <dc:date>2020-02-06T19:29:51.073000000</dc:date>
          </office:change-info>
          <table:previous table:id="ct37">
            <table:change-track-table-cell office:value-type="string">
              <text:p>Project report deadline</text:p>
            </table:change-track-table-cell>
          </table:previous>
        </table:cell-content-change>
        <table:cell-content-change table:id="ct1687">
          <table:cell-address table:column="5" table:row="1" table:table="2"/>
          <office:change-info>
            <dc:creator> </dc:creator>
            <dc:date>2020-02-06T19:29:55.301000000</dc:date>
          </office:change-info>
          <table:previous table:id="ct38">
            <table:change-track-table-cell office:value-type="float" office:value="43878.5625"/>
          </table:previous>
        </table:cell-content-change>
        <table:cell-content-change table:id="ct1688">
          <table:cell-address table:column="5" table:row="2" table:table="2"/>
          <office:change-info>
            <dc:creator> </dc:creator>
            <dc:date>2020-02-06T19:29:55.301000000</dc:date>
          </office:change-info>
          <table:previous table:id="ct39">
            <table:change-track-table-cell office:value-type="float" office:value="43892.5625"/>
          </table:previous>
        </table:cell-content-change>
        <table:cell-content-change table:id="ct1689">
          <table:cell-address table:column="5" table:row="3" table:table="2"/>
          <office:change-info>
            <dc:creator> </dc:creator>
            <dc:date>2020-02-06T19:29:55.301000000</dc:date>
          </office:change-info>
          <table:previous table:id="ct40">
            <table:change-track-table-cell office:value-type="float" office:value="43906.5625"/>
          </table:previous>
        </table:cell-content-change>
        <table:cell-content-change table:id="ct1690">
          <table:cell-address table:column="5" table:row="4" table:table="2"/>
          <office:change-info>
            <dc:creator> </dc:creator>
            <dc:date>2020-02-06T19:29:55.301000000</dc:date>
          </office:change-info>
          <table:previous table:id="ct41">
            <table:change-track-table-cell office:value-type="float" office:value="43934.5625"/>
          </table:previous>
        </table:cell-content-change>
        <table:cell-content-change table:id="ct1691">
          <table:cell-address table:column="5" table:row="5" table:table="2"/>
          <office:change-info>
            <dc:creator> </dc:creator>
            <dc:date>2020-02-06T19:29:55.301000000</dc:date>
          </office:change-info>
          <table:previous table:id="ct42">
            <table:change-track-table-cell office:value-type="float" office:value="43942.5625"/>
          </table:previous>
        </table:cell-content-change>
        <table:cell-content-change table:id="ct1692">
          <table:cell-address table:column="5" table:row="6" table:table="2"/>
          <office:change-info>
            <dc:creator> </dc:creator>
            <dc:date>2020-02-06T19:29:55.301000000</dc:date>
          </office:change-info>
          <table:previous table:id="ct43">
            <table:change-track-table-cell office:value-type="float" office:value="43949.5625"/>
          </table:previous>
        </table:cell-content-change>
        <table:cell-content-change table:id="ct1693">
          <table:cell-address table:column="5" table:row="7" table:table="2"/>
          <office:change-info>
            <dc:creator> </dc:creator>
            <dc:date>2020-02-06T19:29:55.301000000</dc:date>
          </office:change-info>
          <table:previous table:id="ct44">
            <table:change-track-table-cell office:value-type="float" office:value="43969.5625"/>
          </table:previous>
        </table:cell-content-change>
        <table:cell-content-change table:id="ct1694">
          <table:cell-address table:column="5" table:row="8" table:table="2"/>
          <office:change-info>
            <dc:creator> </dc:creator>
            <dc:date>2020-02-06T19:29:55.301000000</dc:date>
          </office:change-info>
          <table:previous table:id="ct45">
            <table:change-track-table-cell office:value-type="float" office:value="43992.5625"/>
          </table:previous>
        </table:cell-content-change>
        <table:cell-content-change table:id="ct1695">
          <table:cell-address table:column="6" table:row="1" table:table="2"/>
          <office:change-info>
            <dc:creator> </dc:creator>
            <dc:date>2020-02-06T19:29:55.301000000</dc:date>
          </office:change-info>
          <table:previous table:id="ct46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96">
          <table:cell-address table:column="6" table:row="2" table:table="2"/>
          <office:change-info>
            <dc:creator> </dc:creator>
            <dc:date>2020-02-06T19:29:55.301000000</dc:date>
          </office:change-info>
          <table:previous table:id="ct47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97">
          <table:cell-address table:column="6" table:row="3" table:table="2"/>
          <office:change-info>
            <dc:creator> </dc:creator>
            <dc:date>2020-02-06T19:29:55.301000000</dc:date>
          </office:change-info>
          <table:previous table:id="ct48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98">
          <table:cell-address table:column="6" table:row="4" table:table="2"/>
          <office:change-info>
            <dc:creator> </dc:creator>
            <dc:date>2020-02-06T19:29:55.301000000</dc:date>
          </office:change-info>
          <table:previous table:id="ct49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99">
          <table:cell-address table:column="6" table:row="5" table:table="2"/>
          <office:change-info>
            <dc:creator> </dc:creator>
            <dc:date>2020-02-06T19:29:55.301000000</dc:date>
          </office:change-info>
          <table:previous table:id="ct50">
            <table:change-track-table-cell office:value-type="string">
              <text:p>Course schedule</text:p>
            </table:change-track-table-cell>
          </table:previous>
        </table:cell-content-change>
        <table:cell-content-change table:id="ct1700">
          <table:cell-address table:column="6" table:row="6" table:table="2"/>
          <office:change-info>
            <dc:creator> </dc:creator>
            <dc:date>2020-02-06T19:29:55.301000000</dc:date>
          </office:change-info>
          <table:previous table:id="ct51">
            <table:change-track-table-cell office:value-type="string">
              <text:p>Course schedule</text:p>
            </table:change-track-table-cell>
          </table:previous>
        </table:cell-content-change>
        <table:cell-content-change table:id="ct1701">
          <table:cell-address table:column="6" table:row="7" table:table="2"/>
          <office:change-info>
            <dc:creator> </dc:creator>
            <dc:date>2020-02-06T19:29:55.301000000</dc:date>
          </office:change-info>
          <table:previous table:id="ct52">
            <table:change-track-table-cell office:value-type="string">
              <text:p>Course schedule</text:p>
            </table:change-track-table-cell>
          </table:previous>
        </table:cell-content-change>
        <table:cell-content-change table:id="ct1702">
          <table:cell-address table:column="6" table:row="8" table:table="2"/>
          <office:change-info>
            <dc:creator> </dc:creator>
            <dc:date>2020-02-06T19:29:55.301000000</dc:date>
          </office:change-info>
          <table:previous table:id="ct53">
            <table:change-track-table-cell office:value-type="string">
              <text:p>Course schedule</text:p>
            </table:change-track-table-cell>
          </table:previous>
        </table:cell-content-change>
        <table:cell-content-change table:id="ct1703">
          <table:cell-address table:column="7" table:row="1" table:table="2"/>
          <office:change-info>
            <dc:creator> </dc:creator>
            <dc:date>2020-02-06T19:29:55.301000000</dc:date>
          </office:change-info>
          <table:previous table:id="ct57">
            <table:change-track-table-cell office:value-type="float" office:value="0.08"/>
          </table:previous>
        </table:cell-content-change>
        <table:cell-content-change table:id="ct1704">
          <table:cell-address table:column="7" table:row="2" table:table="2"/>
          <office:change-info>
            <dc:creator> </dc:creator>
            <dc:date>2020-02-06T19:29:55.301000000</dc:date>
          </office:change-info>
          <table:previous table:id="ct58">
            <table:change-track-table-cell office:value-type="float" office:value="0.08"/>
          </table:previous>
        </table:cell-content-change>
        <table:cell-content-change table:id="ct1705">
          <table:cell-address table:column="7" table:row="3" table:table="2"/>
          <office:change-info>
            <dc:creator> </dc:creator>
            <dc:date>2020-02-06T19:29:55.301000000</dc:date>
          </office:change-info>
          <table:previous table:id="ct59">
            <table:change-track-table-cell office:value-type="float" office:value="0.08"/>
          </table:previous>
        </table:cell-content-change>
        <table:cell-content-change table:id="ct1706">
          <table:cell-address table:column="7" table:row="4" table:table="2"/>
          <office:change-info>
            <dc:creator> </dc:creator>
            <dc:date>2020-02-06T19:29:55.301000000</dc:date>
          </office:change-info>
          <table:previous table:id="ct60">
            <table:change-track-table-cell office:value-type="float" office:value="0.08"/>
          </table:previous>
        </table:cell-content-change>
        <table:cell-content-change table:id="ct1707">
          <table:cell-address table:column="7" table:row="5" table:table="2"/>
          <office:change-info>
            <dc:creator> </dc:creator>
            <dc:date>2020-02-06T19:29:55.301000000</dc:date>
          </office:change-info>
          <table:previous table:id="ct61">
            <table:change-track-table-cell office:value-type="float" office:value="0.08"/>
          </table:previous>
        </table:cell-content-change>
        <table:cell-content-change table:id="ct1708">
          <table:cell-address table:column="7" table:row="6" table:table="2"/>
          <office:change-info>
            <dc:creator> </dc:creator>
            <dc:date>2020-02-06T19:29:55.301000000</dc:date>
          </office:change-info>
          <table:previous table:id="ct54">
            <table:change-track-table-cell office:value-type="float" office:value="0"/>
          </table:previous>
        </table:cell-content-change>
        <table:cell-content-change table:id="ct1709">
          <table:cell-address table:column="7" table:row="7" table:table="2"/>
          <office:change-info>
            <dc:creator> </dc:creator>
            <dc:date>2020-02-06T19:29:55.301000000</dc:date>
          </office:change-info>
          <table:previous table:id="ct55">
            <table:change-track-table-cell office:value-type="float" office:value="0"/>
          </table:previous>
        </table:cell-content-change>
        <table:cell-content-change table:id="ct1710">
          <table:cell-address table:column="7" table:row="8" table:table="2"/>
          <office:change-info>
            <dc:creator> </dc:creator>
            <dc:date>2020-02-06T19:29:55.301000000</dc:date>
          </office:change-info>
          <table:previous table:id="ct56">
            <table:change-track-table-cell office:value-type="float" office:value="0.6"/>
          </table:previous>
        </table:cell-content-change>
        <table:cell-content-change table:id="ct1711">
          <table:cell-address table:column="8" table:row="1" table:table="2"/>
          <office:change-info>
            <dc:creator> </dc:creator>
            <dc:date>2020-02-06T19:29:55.301000000</dc:date>
          </office:change-info>
          <table:previous table:id="ct62">
            <table:change-track-table-cell office:value-type="string">
              <text:p>Study guide</text:p>
            </table:change-track-table-cell>
          </table:previous>
        </table:cell-content-change>
        <table:cell-content-change table:id="ct1712">
          <table:cell-address table:column="8" table:row="2" table:table="2"/>
          <office:change-info>
            <dc:creator> </dc:creator>
            <dc:date>2020-02-06T19:29:55.301000000</dc:date>
          </office:change-info>
          <table:previous table:id="ct63">
            <table:change-track-table-cell office:value-type="string">
              <text:p>Study guide</text:p>
            </table:change-track-table-cell>
          </table:previous>
        </table:cell-content-change>
        <table:cell-content-change table:id="ct1713">
          <table:cell-address table:column="8" table:row="3" table:table="2"/>
          <office:change-info>
            <dc:creator> </dc:creator>
            <dc:date>2020-02-06T19:29:55.301000000</dc:date>
          </office:change-info>
          <table:previous table:id="ct66">
            <table:change-track-table-cell office:value-type="string">
              <text:p>Study guide</text:p>
            </table:change-track-table-cell>
          </table:previous>
        </table:cell-content-change>
        <table:cell-content-change table:id="ct1714">
          <table:cell-address table:column="8" table:row="4" table:table="2"/>
          <office:change-info>
            <dc:creator> </dc:creator>
            <dc:date>2020-02-06T19:29:55.301000000</dc:date>
          </office:change-info>
          <table:previous table:id="ct67">
            <table:change-track-table-cell office:value-type="string">
              <text:p>Study guide</text:p>
            </table:change-track-table-cell>
          </table:previous>
        </table:cell-content-change>
        <table:cell-content-change table:id="ct1715">
          <table:cell-address table:column="8" table:row="5" table:table="2"/>
          <office:change-info>
            <dc:creator> </dc:creator>
            <dc:date>2020-02-06T19:29:55.301000000</dc:date>
          </office:change-info>
          <table:previous table:id="ct68">
            <table:change-track-table-cell office:value-type="string">
              <text:p>Study guide</text:p>
            </table:change-track-table-cell>
          </table:previous>
        </table:cell-content-change>
        <table:cell-content-change table:id="ct1716">
          <table:cell-address table:column="8" table:row="6" table:table="2"/>
          <office:change-info>
            <dc:creator> </dc:creator>
            <dc:date>2020-02-06T19:29:55.301000000</dc:date>
          </office:change-info>
          <table:previous table:id="ct69">
            <table:change-track-table-cell office:value-type="string">
              <text:p>Study guide</text:p>
            </table:change-track-table-cell>
          </table:previous>
        </table:cell-content-change>
        <table:cell-content-change table:id="ct1717">
          <table:cell-address table:column="8" table:row="7" table:table="2"/>
          <office:change-info>
            <dc:creator> </dc:creator>
            <dc:date>2020-02-06T19:29:55.301000000</dc:date>
          </office:change-info>
          <table:previous table:id="ct71">
            <table:change-track-table-cell office:value-type="string">
              <text:p>Study guide</text:p>
            </table:change-track-table-cell>
          </table:previous>
        </table:cell-content-change>
        <table:cell-content-change table:id="ct1718">
          <table:cell-address table:column="8" table:row="8" table:table="2"/>
          <office:change-info>
            <dc:creator> </dc:creator>
            <dc:date>2020-02-06T19:29:55.301000000</dc:date>
          </office:change-info>
          <table:previous table:id="ct72">
            <table:change-track-table-cell office:value-type="string">
              <text:p>Study guide</text:p>
            </table:change-track-table-cell>
          </table:previous>
        </table:cell-content-change>
        <table:cell-content-change table:id="ct1719">
          <table:cell-address table:column="9" table:row="1" table:table="2"/>
          <office:change-info>
            <dc:creator> </dc:creator>
            <dc:date>2020-02-06T19:29:55.301000000</dc:date>
          </office:change-info>
          <table:previous table:id="ct74">
            <table:change-track-table-cell office:value-type="float" office:value="240"/>
          </table:previous>
        </table:cell-content-change>
        <table:cell-content-change table:id="ct1720">
          <table:cell-address table:column="9" table:row="2" table:table="2"/>
          <office:change-info>
            <dc:creator> </dc:creator>
            <dc:date>2020-02-06T19:29:55.301000000</dc:date>
          </office:change-info>
          <table:previous table:id="ct75">
            <table:change-track-table-cell office:value-type="float" office:value="240"/>
          </table:previous>
        </table:cell-content-change>
        <table:cell-content-change table:id="ct1721">
          <table:cell-address table:column="9" table:row="3" table:table="2"/>
          <office:change-info>
            <dc:creator> </dc:creator>
            <dc:date>2020-02-06T19:29:55.301000000</dc:date>
          </office:change-info>
          <table:previous table:id="ct76">
            <table:change-track-table-cell office:value-type="float" office:value="240"/>
          </table:previous>
        </table:cell-content-change>
        <table:cell-content-change table:id="ct1722">
          <table:cell-address table:column="9" table:row="4" table:table="2"/>
          <office:change-info>
            <dc:creator> </dc:creator>
            <dc:date>2020-02-06T19:29:55.301000000</dc:date>
          </office:change-info>
          <table:previous table:id="ct77">
            <table:change-track-table-cell office:value-type="float" office:value="240"/>
          </table:previous>
        </table:cell-content-change>
        <table:cell-content-change table:id="ct1723">
          <table:cell-address table:column="9" table:row="5" table:table="2"/>
          <office:change-info>
            <dc:creator> </dc:creator>
            <dc:date>2020-02-06T19:29:55.301000000</dc:date>
          </office:change-info>
          <table:previous table:id="ct78">
            <table:change-track-table-cell office:value-type="float" office:value="240"/>
          </table:previous>
        </table:cell-content-change>
        <table:cell-content-change table:id="ct1724">
          <table:cell-address table:column="9" table:row="6" table:table="2"/>
          <office:change-info>
            <dc:creator> </dc:creator>
            <dc:date>2020-02-06T19:29:55.301000000</dc:date>
          </office:change-info>
          <table:previous table:id="ct79">
            <table:change-track-table-cell office:value-type="float" office:value="240"/>
          </table:previous>
        </table:cell-content-change>
        <table:cell-content-change table:id="ct1725">
          <table:cell-address table:column="9" table:row="7" table:table="2"/>
          <office:change-info>
            <dc:creator> </dc:creator>
            <dc:date>2020-02-06T19:29:55.301000000</dc:date>
          </office:change-info>
          <table:previous table:id="ct83">
            <table:change-track-table-cell office:value-type="float" office:value="120"/>
          </table:previous>
        </table:cell-content-change>
        <table:cell-content-change table:id="ct1726">
          <table:cell-address table:column="9" table:row="8" table:table="2"/>
          <office:change-info>
            <dc:creator> </dc:creator>
            <dc:date>2020-02-06T19:29:55.301000000</dc:date>
          </office:change-info>
          <table:previous table:id="ct81">
            <table:change-track-table-cell office:value-type="float" office:value="800"/>
          </table:previous>
        </table:cell-content-change>
        <table:cell-content-change table:id="ct1727">
          <table:cell-address table:column="3" table:row="1" table:table="2"/>
          <office:change-info>
            <dc:creator> </dc:creator>
            <dc:date>2020-02-07T09:56:09.318000000</dc:date>
          </office:change-info>
          <table:previous table:id="ct1679">
            <table:change-track-table-cell/>
          </table:previous>
        </table:cell-content-change>
        <table:cell-content-change table:id="ct1728">
          <table:cell-address table:column="3" table:row="2" table:table="2"/>
          <office:change-info>
            <dc:creator> </dc:creator>
            <dc:date>2020-02-07T09:56:19.079000000</dc:date>
          </office:change-info>
          <table:previous table:id="ct1680">
            <table:change-track-table-cell/>
          </table:previous>
        </table:cell-content-change>
        <table:cell-content-change table:id="ct1729">
          <table:cell-address table:column="7" table:row="1" table:table="2"/>
          <office:change-info>
            <dc:creator> </dc:creator>
            <dc:date>2020-02-07T09:56:23.769000000</dc:date>
          </office:change-info>
          <table:previous table:id="ct1703">
            <table:change-track-table-cell/>
          </table:previous>
        </table:cell-content-change>
        <table:cell-content-change table:id="ct1730">
          <table:cell-address table:column="7" table:row="2" table:table="2"/>
          <office:change-info>
            <dc:creator> </dc:creator>
            <dc:date>2020-02-07T09:56:25.131000000</dc:date>
          </office:change-info>
          <table:previous table:id="ct1704">
            <table:change-track-table-cell/>
          </table:previous>
        </table:cell-content-change>
        <table:cell-content-change table:id="ct1731">
          <table:cell-address table:column="3" table:row="3" table:table="2"/>
          <office:change-info>
            <dc:creator> </dc:creator>
            <dc:date>2020-02-07T09:56:34.492000000</dc:date>
          </office:change-info>
          <table:previous table:id="ct1681">
            <table:change-track-table-cell/>
          </table:previous>
        </table:cell-content-change>
        <table:cell-content-change table:id="ct1732">
          <table:cell-address table:column="7" table:row="3" table:table="2"/>
          <office:change-info>
            <dc:creator> </dc:creator>
            <dc:date>2020-02-07T09:56:36.989000000</dc:date>
          </office:change-info>
          <table:previous table:id="ct1705">
            <table:change-track-table-cell/>
          </table:previous>
        </table:cell-content-change>
        <table:cell-content-change table:id="ct1733">
          <table:cell-address table:column="3" table:row="4" table:table="2"/>
          <office:change-info>
            <dc:creator> </dc:creator>
            <dc:date>2020-02-07T09:56:41.151000000</dc:date>
          </office:change-info>
          <table:previous table:id="ct1682">
            <table:change-track-table-cell/>
          </table:previous>
        </table:cell-content-change>
        <table:cell-content-change table:id="ct1734">
          <table:cell-address table:column="7" table:row="4" table:table="2"/>
          <office:change-info>
            <dc:creator> </dc:creator>
            <dc:date>2020-02-07T09:56:48.599000000</dc:date>
          </office:change-info>
          <table:previous table:id="ct1706">
            <table:change-track-table-cell/>
          </table:previous>
        </table:cell-content-change>
        <table:cell-content-change table:id="ct1735">
          <table:cell-address table:column="4" table:row="1" table:table="2"/>
          <office:change-info>
            <dc:creator> </dc:creator>
            <dc:date>2020-02-07T09:57:20.548000000</dc:date>
          </office:change-info>
          <table:previous>
            <table:change-track-table-cell/>
          </table:previous>
        </table:cell-content-change>
        <table:cell-content-change table:id="ct1736">
          <table:cell-address table:column="4" table:row="2" table:table="2"/>
          <office:change-info>
            <dc:creator> </dc:creator>
            <dc:date>2020-02-07T09:57:21.718000000</dc:date>
          </office:change-info>
          <table:previous>
            <table:change-track-table-cell/>
          </table:previous>
        </table:cell-content-change>
        <table:cell-content-change table:id="ct1737">
          <table:cell-address table:column="4" table:row="3" table:table="2"/>
          <office:change-info>
            <dc:creator> </dc:creator>
            <dc:date>2020-02-07T09:57:23.203000000</dc:date>
          </office:change-info>
          <table:previous>
            <table:change-track-table-cell/>
          </table:previous>
        </table:cell-content-change>
        <table:cell-content-change table:id="ct1738">
          <table:cell-address table:column="4" table:row="4" table:table="2"/>
          <office:change-info>
            <dc:creator> </dc:creator>
            <dc:date>2020-02-07T09:57:26.623000000</dc:date>
          </office:change-info>
          <table:previous>
            <table:change-track-table-cell/>
          </table:previous>
        </table:cell-content-change>
        <table:cell-content-change table:id="ct1739">
          <table:cell-address table:column="4" table:row="4" table:table="2"/>
          <office:change-info>
            <dc:creator> </dc:creator>
            <dc:date>2020-02-07T09:57:28.853000000</dc:date>
          </office:change-info>
          <table:previous table:id="ct1738">
            <table:change-track-table-cell office:value-type="string">
              <text:p>Yes</text:p>
            </table:change-track-table-cell>
          </table:previous>
        </table:cell-content-change>
        <table:cell-content-change table:id="ct1740">
          <table:cell-address table:column="5" table:row="1" table:table="2"/>
          <office:change-info>
            <dc:creator> </dc:creator>
            <dc:date>2020-02-07T09:57:53.151000000</dc:date>
          </office:change-info>
          <table:previous table:id="ct1687">
            <table:change-track-table-cell/>
          </table:previous>
        </table:cell-content-change>
        <table:cell-content-change table:id="ct1741">
          <table:cell-address table:column="5" table:row="2" table:table="2"/>
          <office:change-info>
            <dc:creator> </dc:creator>
            <dc:date>2020-02-07T09:57:58.799000000</dc:date>
          </office:change-info>
          <table:previous table:id="ct1688">
            <table:change-track-table-cell/>
          </table:previous>
        </table:cell-content-change>
        <table:cell-content-change table:id="ct1742">
          <table:cell-address table:column="5" table:row="3" table:table="2"/>
          <office:change-info>
            <dc:creator> </dc:creator>
            <dc:date>2020-02-07T09:58:05.528000000</dc:date>
          </office:change-info>
          <table:previous table:id="ct1689">
            <table:change-track-table-cell/>
          </table:previous>
        </table:cell-content-change>
        <table:cell-content-change table:id="ct1743">
          <table:cell-address table:column="5" table:row="4" table:table="2"/>
          <office:change-info>
            <dc:creator> </dc:creator>
            <dc:date>2020-02-07T09:58:09.633000000</dc:date>
          </office:change-info>
          <table:previous table:id="ct1690">
            <table:change-track-table-cell/>
          </table:previous>
        </table:cell-content-change>
        <table:cell-content-change table:id="ct1744">
          <table:cell-address table:column="6" table:row="1" table:table="2"/>
          <office:change-info>
            <dc:creator> </dc:creator>
            <dc:date>2020-02-07T09:58:20.601000000</dc:date>
          </office:change-info>
          <table:previous table:id="ct1695">
            <table:change-track-table-cell/>
          </table:previous>
        </table:cell-content-change>
        <table:cell-content-change table:id="ct1745">
          <table:cell-address table:column="6" table:row="2" table:table="2"/>
          <office:change-info>
            <dc:creator> </dc:creator>
            <dc:date>2020-02-07T09:58:21.880000000</dc:date>
          </office:change-info>
          <table:previous table:id="ct1696">
            <table:change-track-table-cell/>
          </table:previous>
        </table:cell-content-change>
        <table:cell-content-change table:id="ct1746">
          <table:cell-address table:column="6" table:row="3" table:table="2"/>
          <office:change-info>
            <dc:creator> </dc:creator>
            <dc:date>2020-02-07T09:58:22.238000000</dc:date>
          </office:change-info>
          <table:previous table:id="ct1697">
            <table:change-track-table-cell/>
          </table:previous>
        </table:cell-content-change>
        <table:cell-content-change table:id="ct1747">
          <table:cell-address table:column="6" table:row="4" table:table="2"/>
          <office:change-info>
            <dc:creator> </dc:creator>
            <dc:date>2020-02-07T09:58:22.598000000</dc:date>
          </office:change-info>
          <table:previous table:id="ct1698">
            <table:change-track-table-cell/>
          </table:previous>
        </table:cell-content-change>
        <table:cell-content-change table:id="ct1748">
          <table:cell-address table:column="8" table:row="1" table:table="2"/>
          <office:change-info>
            <dc:creator> </dc:creator>
            <dc:date>2020-02-07T09:58:24.600000000</dc:date>
          </office:change-info>
          <table:previous table:id="ct1711">
            <table:change-track-table-cell/>
          </table:previous>
        </table:cell-content-change>
        <table:cell-content-change table:id="ct1749">
          <table:cell-address table:column="8" table:row="2" table:table="2"/>
          <office:change-info>
            <dc:creator> </dc:creator>
            <dc:date>2020-02-07T09:58:25.051000000</dc:date>
          </office:change-info>
          <table:previous table:id="ct1712">
            <table:change-track-table-cell/>
          </table:previous>
        </table:cell-content-change>
        <table:cell-content-change table:id="ct1750">
          <table:cell-address table:column="8" table:row="3" table:table="2"/>
          <office:change-info>
            <dc:creator> </dc:creator>
            <dc:date>2020-02-07T09:58:25.388000000</dc:date>
          </office:change-info>
          <table:previous table:id="ct1713">
            <table:change-track-table-cell/>
          </table:previous>
        </table:cell-content-change>
        <table:cell-content-change table:id="ct1751">
          <table:cell-address table:column="8" table:row="4" table:table="2"/>
          <office:change-info>
            <dc:creator> </dc:creator>
            <dc:date>2020-02-07T09:58:25.748000000</dc:date>
          </office:change-info>
          <table:previous table:id="ct1714">
            <table:change-track-table-cell/>
          </table:previous>
        </table:cell-content-change>
        <table:cell-content-change table:id="ct1752">
          <table:cell-address table:column="9" table:row="1" table:table="2"/>
          <office:change-info>
            <dc:creator> </dc:creator>
            <dc:date>2020-02-07T09:58:31.287000000</dc:date>
          </office:change-info>
          <table:previous table:id="ct1719">
            <table:change-track-table-cell/>
          </table:previous>
        </table:cell-content-change>
        <table:cell-content-change table:id="ct1753">
          <table:cell-address table:column="9" table:row="2" table:table="2"/>
          <office:change-info>
            <dc:creator> </dc:creator>
            <dc:date>2020-02-07T09:58:35.742000000</dc:date>
          </office:change-info>
          <table:previous table:id="ct1720">
            <table:change-track-table-cell/>
          </table:previous>
        </table:cell-content-change>
        <table:cell-content-change table:id="ct1754">
          <table:cell-address table:column="9" table:row="3" table:table="2"/>
          <office:change-info>
            <dc:creator> </dc:creator>
            <dc:date>2020-02-07T09:58:37.048000000</dc:date>
          </office:change-info>
          <table:previous table:id="ct1721">
            <table:change-track-table-cell/>
          </table:previous>
        </table:cell-content-change>
        <table:cell-content-change table:id="ct1755">
          <table:cell-address table:column="9" table:row="4" table:table="2"/>
          <office:change-info>
            <dc:creator> </dc:creator>
            <dc:date>2020-02-07T09:58:39.769000000</dc:date>
          </office:change-info>
          <table:previous table:id="ct1722">
            <table:change-track-table-cell/>
          </table:previous>
        </table:cell-content-change>
        <table:cell-content-change table:id="ct1756">
          <table:cell-address table:column="0" table:row="5" table:table="2"/>
          <office:change-info>
            <dc:creator> </dc:creator>
            <dc:date>2020-02-07T09:58:50.069000000</dc:date>
          </office:change-info>
          <table:previous table:id="ct88">
            <table:change-track-table-cell office:value-type="float" office:value="5"/>
          </table:previous>
        </table:cell-content-change>
        <table:cell-content-change table:id="ct1757">
          <table:cell-address table:column="0" table:row="6" table:table="2"/>
          <office:change-info>
            <dc:creator> </dc:creator>
            <dc:date>2020-02-07T09:58:50.069000000</dc:date>
          </office:change-info>
          <table:previous table:id="ct89">
            <table:change-track-table-cell office:value-type="float" office:value="6"/>
          </table:previous>
        </table:cell-content-change>
        <table:cell-content-change table:id="ct1758">
          <table:cell-address table:column="0" table:row="7" table:table="2"/>
          <office:change-info>
            <dc:creator> </dc:creator>
            <dc:date>2020-02-07T09:58:50.069000000</dc:date>
          </office:change-info>
          <table:previous table:id="ct90">
            <table:change-track-table-cell office:value-type="float" office:value="7"/>
          </table:previous>
        </table:cell-content-change>
        <table:cell-content-change table:id="ct1759">
          <table:cell-address table:column="0" table:row="8" table:table="2"/>
          <office:change-info>
            <dc:creator> </dc:creator>
            <dc:date>2020-02-07T09:58:50.069000000</dc:date>
          </office:change-info>
          <table:previous table:id="ct91">
            <table:change-track-table-cell office:value-type="float" office:value="8"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Machine Learning in Practice</text:p>
          </table:table-cell>
          <table:table-cell table:style-name="ce6" office:value-type="string" calcext:value-type="string">
            <text:p>NWI-IMC030</text:p>
          </table:table-cell>
          <table:table-cell table:style-name="ce6" table:content-validation-name="val1" office:value-type="string" calcext:value-type="string">
            <text:p>uni.mlip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Intro Lecture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4-02" calcext:value-type="date">
            <text:p>2020-04-0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Meet coach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content-validation-name="val4" office:value-type="date" office:date-value="2020-02-11" calcext:value-type="date">
            <text:p>2020-02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Meet teachers</text:p>
          </table:table-cell>
          <table:table-cell table:style-name="ce6" office:value-type="float" office:value="3" calcext:value-type="float">
            <text:p>3</text:p>
          </table:table-cell>
          <table:table-cell table:style-name="ce15" table:content-validation-name="val4" office:value-type="date" office:date-value="2020-02-18" calcext:value-type="date">
            <text:p>2020-02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Flash talk</text:p>
          </table:table-cell>
          <table:table-cell table:style-name="ce6" office:value-type="float" office:value="4" calcext:value-type="float">
            <text:p>4</text:p>
          </table:table-cell>
          <table:table-cell table:style-name="ce15" table:content-validation-name="val4" office:value-type="date" office:date-value="2020-03-03" calcext:value-type="date">
            <text:p>2020-03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Meet coach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content-validation-name="val4" office:value-type="date" office:date-value="2020-03-10" calcext:value-type="date">
            <text:p>2020-03-1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Intro Lecture 2<text:span text:style-name="T3">nd</text:span> competition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content-validation-name="val4" office:value-type="date" office:date-value="2020-04-14" calcext:value-type="date">
            <text:p>2020-04-1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Meet coach</text:p>
          </table:table-cell>
          <table:table-cell table:style-name="ce6" office:value-type="float" office:value="7" calcext:value-type="float">
            <text:p>7</text:p>
          </table:table-cell>
          <table:table-cell table:style-name="ce15" table:content-validation-name="val4" office:value-type="date" office:date-value="2020-04-21" calcext:value-type="date">
            <text:p>2020-04-2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Meet teachers</text:p>
          </table:table-cell>
          <table:table-cell table:style-name="ce6" office:value-type="float" office:value="8" calcext:value-type="float">
            <text:p>8</text:p>
          </table:table-cell>
          <table:table-cell table:style-name="ce15" table:content-validation-name="val4" office:value-type="date" office:date-value="2020-05-21" calcext:value-type="date">
            <text:p>2020-05-2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Flash talks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content-validation-name="val4" office:value-type="date" office:date-value="2020-05-19" calcext:value-type="date">
            <text:p>2020-05-1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Meet teachers</text:p>
          </table:table-cell>
          <table:table-cell table:style-name="ce6" office:value-type="float" office:value="10" calcext:value-type="float">
            <text:p>10</text:p>
          </table:table-cell>
          <table:table-cell table:style-name="ce15" table:content-validation-name="val4" office:value-type="date" office:date-value="2020-05-26" calcext:value-type="date">
            <text:p>2020-05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Meet coach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content-validation-name="val4" office:value-type="date" office:date-value="2020-06-02" calcext:value-type="date">
            <text:p>2020-06-0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2" calcext:value-type="float">
            <text:p>12</text:p>
          </table:table-cell>
          <table:table-cell table:style-name="ce6" office:value-type="string" calcext:value-type="string">
            <text:p>Feedback/evaluation meeting with teachers</text:p>
          </table:table-cell>
          <table:table-cell table:style-name="ce6" office:value-type="float" office:value="12" calcext:value-type="float">
            <text:p>12</text:p>
          </table:table-cell>
          <table:table-cell table:style-name="ce15" table:content-validation-name="val4" office:value-type="date" office:date-value="2020-06-21" calcext:value-type="date">
            <text:p>2020-06-21</text:p>
          </table:table-cell>
          <table:table-cell table:number-columns-repeated="59"/>
        </table:table-row>
        <table:table-row table:style-name="ro1" table:number-rows-repeated="987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2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27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Flash talk first challenge</text:p>
          </table:table-cell>
          <table:table-cell table:style-name="ce6" office:value-type="string" calcext:value-type="string">
            <text:p>Yes</text:p>
          </table:table-cell>
          <table:table-cell table:style-name="ce15" table:content-validation-name="val4" office:value-type="date" office:date-value="2020-03-03" calcext:value-type="date">
            <text:p>2020-03-03</text:p>
          </table:table-cell>
          <table:table-cell table:style-name="ce6" office:value-type="string" calcext:value-type="string">
            <text:p>Lec 1</text:p>
          </table:table-cell>
          <table:table-cell table:style-name="ce6" table:content-validation-name="val6" office:value-type="float" office:value="0.1" calcext:value-type="float">
            <text:p>0.1</text:p>
          </table:table-cell>
          <table:table-cell table:style-name="ce6" office:value-type="string" calcext:value-type="string">
            <text:p>Lec 1</text:p>
          </table:table-cell>
          <table:table-cell table:style-name="ce26" table:content-validation-name="val7"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Code and report</text:p>
          </table:table-cell>
          <table:table-cell table:style-name="ce6" office:value-type="string" calcext:value-type="string">
            <text:p>Yes</text:p>
          </table:table-cell>
          <table:table-cell table:style-name="ce15" table:content-validation-name="val4" office:value-type="date" office:date-value="2020-03-20" calcext:value-type="date">
            <text:p>2020-03-20</text:p>
          </table:table-cell>
          <table:table-cell table:style-name="ce6" office:value-type="string" calcext:value-type="string">
            <text:p>Lec 1</text:p>
          </table:table-cell>
          <table:table-cell table:style-name="ce6" table:content-validation-name="val6" office:value-type="float" office:value="0.4" calcext:value-type="float">
            <text:p>0.4</text:p>
          </table:table-cell>
          <table:table-cell table:style-name="ce6" office:value-type="string" calcext:value-type="string">
            <text:p>Lec 1</text:p>
          </table:table-cell>
          <table:table-cell table:style-name="ce26" table:content-validation-name="val7" office:value-type="float" office:value="800" calcext:value-type="float">
            <text:p>80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Flash talk 2<text:span text:style-name="T3">nd</text:span> Challenge</text:p>
          </table:table-cell>
          <table:table-cell table:style-name="ce8" office:value-type="string" calcext:value-type="string">
            <text:p>No</text:p>
          </table:table-cell>
          <table:table-cell table:style-name="ce15" table:content-validation-name="val4" office:value-type="date" office:date-value="2020-05-19" calcext:value-type="date">
            <text:p>2020-05-19</text:p>
          </table:table-cell>
          <table:table-cell table:style-name="ce6" office:value-type="string" calcext:value-type="string">
            <text:p>Lec 1</text:p>
          </table:table-cell>
          <table:table-cell table:style-name="ce6" table:content-validation-name="val6" office:value-type="float" office:value="0.1" calcext:value-type="float">
            <text:p>0.1</text:p>
          </table:table-cell>
          <table:table-cell table:style-name="ce6" office:value-type="string" calcext:value-type="string">
            <text:p>Lec 1</text:p>
          </table:table-cell>
          <table:table-cell table:style-name="ce26" table:content-validation-name="val7"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Code and report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6-11" calcext:value-type="date">
            <text:p>2020-06-11</text:p>
          </table:table-cell>
          <table:table-cell table:style-name="ce6" office:value-type="string" calcext:value-type="string">
            <text:p>Lec 1</text:p>
          </table:table-cell>
          <table:table-cell table:style-name="ce6" table:content-validation-name="val6" office:value-type="float" office:value="0.4" calcext:value-type="float">
            <text:p>0.4</text:p>
          </table:table-cell>
          <table:table-cell table:style-name="ce6" office:value-type="string" calcext:value-type="string">
            <text:p>Lec 1</text:p>
          </table:table-cell>
          <table:table-cell table:style-name="ce26" table:content-validation-name="val7" office:value-type="float" office:value="800" calcext:value-type="float">
            <text:p>800</text:p>
          </table:table-cell>
          <table:table-cell table:number-columns-repeated="54"/>
        </table:table-row>
        <table:table-row table:style-name="ro1" table:number-rows-repeated="995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9" table:default-cell-style-name="ce39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25" table:default-cell-style-name="ce39"/>
        <table:table-column table:style-name="co26" table:default-cell-style-name="ce39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7" office:value-type="string" calcext:value-type="string">
            <text:p>Old Course</text:p>
          </table:table-cell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office:value-type="string" calcext:value-type="string">
            <text:p>Brightspace</text:p>
          </table:table-cell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office:value-type="string" calcext:value-type="string">
            <text:p>Studeersnel</text:p>
          </table:table-cell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office:value-type="string" calcext:value-type="string">
            <text:p>Aerostudents</text:p>
          </table:table-cell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office:value-type="string" calcext:value-type="string">
            <text:p>Goldmine</text:p>
          </table:table-cell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7"/>
          <table:table-cell table:style-name="ce6"/>
          <table:table-cell table:style-name="ce37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7"/>
          <table:table-cell table:style-name="ce6"/>
          <table:table-cell table:style-name="ce7"/>
          <table:table-cell table:style-name="ce6" table:number-columns-repeated="4"/>
          <table:table-cell table:style-name="ce37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6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6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6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/>
          <table:table-cell table:style-name="ce37" table:content-validation-name="val8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>
          <table:table-cell table:style-name="ce37" table:number-columns-repeated="2"/>
          <table:table-cell table:style-name="ce40" table:content-validation-name="val9"/>
          <table:table-cell table:style-name="ce42" table:content-validation-name="val4"/>
          <table:table-cell table:style-name="ce40" table:content-validation-name="val10" table:number-columns-repeated="2"/>
          <table:table-cell table:style-name="ce40" table:content-validation-name="val11"/>
          <table:table-cell table:style-name="ce37"/>
          <table:table-cell table:style-name="ce37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7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0" table:default-cell-style-name="ce5"/>
        <table:table-column table:style-name="co11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0" table:default-cell-style-name="ce28"/>
        <table:table-column table:style-name="co11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6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6" table:default-cell-style-name="ce2"/>
        <table:table-column table:style-name="co23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 table:number-rows-repeated="9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0:54:00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7T10:58:59.486000000</dc:date>
    <meta:editing-duration>PT12M5S</meta:editing-duration>
    <meta:editing-cycles>22</meta:editing-cycles>
    <meta:document-statistic meta:table-count="7" meta:cell-count="3152" meta:object-count="0"/>
  </office:meta>
</office:document-meta>
</file>